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4.898cm"/>
    </style:style>
    <style:style style:name="co4" style:family="table-column">
      <style:table-column-properties fo:break-before="auto" style:column-width="8.0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color="#ce181e"/>
    </style:style>
    <style:style style:name="ce4" style:family="table-cell" style:parent-style-name="Default">
      <style:text-properties fo:color="#800000"/>
    </style:style>
  </office:automatic-styles>
  <office:body>
    <office:spreadsheet>
      <table:table table:name="Аркуш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5"/>
          <table:table-cell office:value-type="string" calcext:value-type="string">
            <text:p>create table trend (Dt integer unsigned not null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9"/>
          <table:table-cell office:value-type="string" calcext:value-type="string">
            <text:p>primary key(Dt),</text:p>
          </table:table-cell>
        </table:table-row>
        <table:table-row table:style-name="ro1">
          <table:table-cell office:value-type="string" calcext:value-type="string">
            <text:p>V_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1 зони</text:p>
          </table:table-cell>
          <table:table-cell table:number-columns-repeated="5"/>
          <table:table-cell table:formula="of:=IF([.E3]=1;CONCATENATE([.A3];&quot; smallint default '0',&quot;);&quot;&quot;)" office:value-type="string" office:string-value="V_01 smallint default '0'," calcext:value-type="string">
            <text:p>V_01 smallint default '0',</text:p>
          </table:table-cell>
        </table:table-row>
        <table:table-row table:style-name="ro1">
          <table:table-cell office:value-type="string" calcext:value-type="string">
            <text:p>V_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2 зони</text:p>
          </table:table-cell>
          <table:table-cell table:number-columns-repeated="5"/>
          <table:table-cell table:formula="of:=IF([.E4]=1;CONCATENATE([.A4];&quot; smallint default '0',&quot;);&quot;&quot;)" office:value-type="string" office:string-value="V_02 smallint default '0'," calcext:value-type="string">
            <text:p>V_02 smallint default '0',</text:p>
          </table:table-cell>
        </table:table-row>
        <table:table-row table:style-name="ro1">
          <table:table-cell office:value-type="string" calcext:value-type="string">
            <text:p>V_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3 зони</text:p>
          </table:table-cell>
          <table:table-cell table:number-columns-repeated="5"/>
          <table:table-cell table:formula="of:=IF([.E5]=1;CONCATENATE([.A5];&quot; smallint default '0',&quot;);&quot;&quot;)" office:value-type="string" office:string-value="V_03 smallint default '0'," calcext:value-type="string">
            <text:p>V_03 smallint default '0',</text:p>
          </table:table-cell>
        </table:table-row>
        <table:table-row table:style-name="ro1">
          <table:table-cell office:value-type="string" calcext:value-type="string">
            <text:p>V_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4 зони</text:p>
          </table:table-cell>
          <table:table-cell table:number-columns-repeated="5"/>
          <table:table-cell table:formula="of:=IF([.E6]=1;CONCATENATE([.A6];&quot; smallint default '0',&quot;);&quot;&quot;)" office:value-type="string" office:string-value="V_04 smallint default '0'," calcext:value-type="string">
            <text:p>V_04 smallint default '0',</text:p>
          </table:table-cell>
        </table:table-row>
        <table:table-row table:style-name="ro1">
          <table:table-cell office:value-type="string" calcext:value-type="string">
            <text:p>V_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дифсоку</text:p>
          </table:table-cell>
          <table:table-cell table:number-columns-repeated="5"/>
          <table:table-cell table:formula="of:=IF([.E7]=1;CONCATENATE([.A7];&quot; smallint default '0',&quot;);&quot;&quot;)" office:value-type="string" office:string-value="V_05 smallint default '0'," calcext:value-type="string">
            <text:p>V_05 smallint default '0',</text:p>
          </table:table-cell>
        </table:table-row>
        <table:table-row table:style-name="ro1">
          <table:table-cell office:value-type="string" calcext:value-type="string">
            <text:p>V_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и гарячої води</text:p>
          </table:table-cell>
          <table:table-cell table:number-columns-repeated="5"/>
          <table:table-cell table:formula="of:=IF([.E8]=1;CONCATENATE([.A8];&quot; smallint default '0',&quot;);&quot;&quot;)" office:value-type="string" office:string-value="V_06 smallint default '0'," calcext:value-type="string">
            <text:p>V_06 smallint default '0',</text:p>
          </table:table-cell>
        </table:table-row>
        <table:table-row table:style-name="ro1">
          <table:table-cell office:value-type="string" calcext:value-type="string">
            <text:p>V_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живильної води</text:p>
          </table:table-cell>
          <table:table-cell table:number-columns-repeated="5"/>
          <table:table-cell table:formula="of:=IF([.E9]=1;CONCATENATE([.A9];&quot; smallint default '0',&quot;);&quot;&quot;)" office:value-type="string" office:string-value="V_07 smallint default '0'," calcext:value-type="string">
            <text:p>V_07 smallint default '0',</text:p>
          </table:table-cell>
        </table:table-row>
        <table:table-row table:style-name="ro1">
          <table:table-cell office:value-type="string" calcext:value-type="string">
            <text:p>V_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Температура до утфельного підігрівача</text:p>
          </table:table-cell>
          <table:table-cell/>
          <table:table-cell office:value-type="string" calcext:value-type="string">
            <text:p>Ai_4_6</text:p>
          </table:table-cell>
          <table:table-cell table:number-columns-repeated="3"/>
          <table:table-cell table:formula="of:=IF([.E10]=1;CONCATENATE([.A10];&quot; smallint default '0',&quot;);&quot;&quot;)" office:value-type="string" office:string-value="V_08 smallint default '0'," calcext:value-type="string">
            <text:p>V_08 smallint default '0',</text:p>
          </table:table-cell>
        </table:table-row>
        <table:table-row table:style-name="ro1">
          <table:table-cell office:value-type="string" calcext:value-type="string">
            <text:p>V_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Температура після утфельного підігрівача</text:p>
          </table:table-cell>
          <table:table-cell/>
          <table:table-cell office:value-type="string" calcext:value-type="string">
            <text:p>Ai_4_8</text:p>
          </table:table-cell>
          <table:table-cell table:number-columns-repeated="3"/>
          <table:table-cell table:formula="of:=IF([.E11]=1;CONCATENATE([.A11];&quot; smallint default '0',&quot;);&quot;&quot;)" office:value-type="string" office:string-value="V_09 smallint default '0'," calcext:value-type="string">
            <text:p>V_09 smallint default '0',</text:p>
          </table:table-cell>
        </table:table-row>
        <table:table-row table:style-name="ro1">
          <table:table-cell office:value-type="string" calcext:value-type="string">
            <text:p>V_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стружки</text:p>
          </table:table-cell>
          <table:table-cell/>
          <table:table-cell office:value-type="string" calcext:value-type="string">
            <text:p>Ai_4_1</text:p>
          </table:table-cell>
          <table:table-cell table:number-columns-repeated="3"/>
          <table:table-cell table:formula="of:=IF([.E12]=1;CONCATENATE([.A12];&quot; smallint default '0',&quot;);&quot;&quot;)" office:value-type="string" office:string-value="V_10 smallint default '0'," calcext:value-type="string">
            <text:p>V_10 smallint default '0',</text:p>
          </table:table-cell>
        </table:table-row>
        <table:table-row table:style-name="ro1">
          <table:table-cell office:value-type="string" calcext:value-type="string">
            <text:p>V_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Н живильної води</text:p>
          </table:table-cell>
          <table:table-cell/>
          <table:table-cell office:value-type="string" calcext:value-type="string">
            <text:p>Ai_4_2</text:p>
          </table:table-cell>
          <table:table-cell table:number-columns-repeated="3"/>
          <table:table-cell table:formula="of:=IF([.E13]=1;CONCATENATE([.A13];&quot; smallint default '0',&quot;);&quot;&quot;)" office:value-type="string" office:string-value="V_11 smallint default '0'," calcext:value-type="string">
            <text:p>V_11 smallint default '0',</text:p>
          </table:table-cell>
        </table:table-row>
        <table:table-row table:style-name="ro1">
          <table:table-cell office:value-type="string" calcext:value-type="string">
            <text:p>V_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string" calcext:value-type="string">
            <text:p>Тиск гріючої пари</text:p>
          </table:table-cell>
          <table:table-cell/>
          <table:table-cell office:value-type="string" calcext:value-type="string">
            <text:p>Ai_4_3</text:p>
          </table:table-cell>
          <table:table-cell table:number-columns-repeated="3"/>
          <table:table-cell table:formula="of:=IF([.E14]=1;CONCATENATE([.A14];&quot; smallint default '0',&quot;);&quot;&quot;)" office:value-type="string" office:string-value="V_12 smallint default '0'," calcext:value-type="string">
            <text:p>V_12 smallint default '0',</text:p>
          </table:table-cell>
        </table:table-row>
        <table:table-row table:style-name="ro1">
          <table:table-cell office:value-type="string" calcext:value-type="string">
            <text:p>V_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Рівень в зб. Дифузійного соку</text:p>
          </table:table-cell>
          <table:table-cell/>
          <table:table-cell office:value-type="string" calcext:value-type="string">
            <text:p>Ai_4_4</text:p>
          </table:table-cell>
          <table:table-cell table:number-columns-repeated="3"/>
          <table:table-cell table:formula="of:=IF([.E15]=1;CONCATENATE([.A15];&quot; smallint default '0',&quot;);&quot;&quot;)" office:value-type="string" office:string-value="V_13 smallint default '0'," calcext:value-type="string">
            <text:p>V_13 smallint default '0',</text:p>
          </table:table-cell>
        </table:table-row>
        <table:table-row table:style-name="ro1">
          <table:table-cell office:value-type="string" calcext:value-type="string">
            <text:p>V_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живильної води</text:p>
          </table:table-cell>
          <table:table-cell/>
          <table:table-cell office:value-type="string" calcext:value-type="string">
            <text:p>Ai_4_5</text:p>
          </table:table-cell>
          <table:table-cell table:number-columns-repeated="3"/>
          <table:table-cell table:formula="of:=IF([.E16]=1;CONCATENATE([.A16];&quot; smallint default '0',&quot;);&quot;&quot;)" office:value-type="string" office:string-value="V_14 smallint default '0'," calcext:value-type="string">
            <text:p>V_14 smallint default '0',</text:p>
          </table:table-cell>
        </table:table-row>
        <table:table-row table:style-name="ro1">
          <table:table-cell office:value-type="string" calcext:value-type="string">
            <text:p>V_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дифузійного соку</text:p>
          </table:table-cell>
          <table:table-cell/>
          <table:table-cell office:value-type="string" calcext:value-type="string">
            <text:p>Ai_4_7</text:p>
          </table:table-cell>
          <table:table-cell table:number-columns-repeated="3"/>
          <table:table-cell table:formula="of:=IF([.E17]=1;CONCATENATE([.A17];&quot; smallint default '0',&quot;);&quot;&quot;)" office:value-type="string" office:string-value="V_15 smallint default '0'," calcext:value-type="string">
            <text:p>V_15 smallint default '0',</text:p>
          </table:table-cell>
        </table:table-row>
        <table:table-row table:style-name="ro1">
          <table:table-cell office:value-type="string" calcext:value-type="string">
            <text:p>V_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Рівень в трубі</text:p>
          </table:table-cell>
          <table:table-cell/>
          <table:table-cell office:value-type="string" calcext:value-type="string">
            <text:p>Ai_4_6</text:p>
          </table:table-cell>
          <table:table-cell table:number-columns-repeated="3"/>
          <table:table-cell table:formula="of:=IF([.E18]=1;CONCATENATE([.A18];&quot; smallint default '0',&quot;);&quot;&quot;)" office:value-type="string" office:string-value="V_16 smallint default '0'," calcext:value-type="string">
            <text:p>V_16 smallint default '0',</text:p>
          </table:table-cell>
        </table:table-row>
        <table:table-row table:style-name="ro1">
          <table:table-cell office:value-type="string" calcext:value-type="string">
            <text:p>V_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зерв</text:p>
          </table:table-cell>
          <table:table-cell/>
          <table:table-cell office:value-type="string" calcext:value-type="string">
            <text:p>Ai_4_8</text:p>
          </table:table-cell>
          <table:table-cell table:number-columns-repeated="3"/>
          <table:table-cell table:formula="of:=IF([.E19]=1;CONCATENATE([.A19];&quot; smallint default '0',&quot;);&quot;&quot;)" office:value-type="string" office:string-value="V_17 smallint default '0'," calcext:value-type="string">
            <text:p>V_17 smallint default '0',</text:p>
          </table:table-cell>
        </table:table-row>
        <table:table-row table:style-name="ro1">
          <table:table-cell office:value-type="string" calcext:value-type="string">
            <text:p>V_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1 зоні</text:p>
          </table:table-cell>
          <table:table-cell table:number-columns-repeated="5"/>
          <table:table-cell table:formula="of:=IF([.E20]=1;CONCATENATE([.A20];&quot; smallint default '0',&quot;);&quot;&quot;)" office:value-type="string" office:string-value="V_18 smallint default '0'," calcext:value-type="string">
            <text:p>V_18 smallint default '0',</text:p>
          </table:table-cell>
        </table:table-row>
        <table:table-row table:style-name="ro1">
          <table:table-cell office:value-type="string" calcext:value-type="string">
            <text:p>V_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2 зоні</text:p>
          </table:table-cell>
          <table:table-cell table:number-columns-repeated="5"/>
          <table:table-cell table:formula="of:=IF([.E21]=1;CONCATENATE([.A21];&quot; smallint default '0',&quot;);&quot;&quot;)" office:value-type="string" office:string-value="V_19 smallint default '0'," calcext:value-type="string">
            <text:p>V_19 smallint default '0',</text:p>
          </table:table-cell>
        </table:table-row>
        <table:table-row table:style-name="ro1">
          <table:table-cell office:value-type="string" calcext:value-type="string">
            <text:p>V_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3 зоні</text:p>
          </table:table-cell>
          <table:table-cell table:number-columns-repeated="5"/>
          <table:table-cell table:formula="of:=IF([.E22]=1;CONCATENATE([.A22];&quot; smallint default '0',&quot;);&quot;&quot;)" office:value-type="string" office:string-value="V_20 smallint default '0'," calcext:value-type="string">
            <text:p>V_20 smallint default '0',</text:p>
          </table:table-cell>
        </table:table-row>
        <table:table-row table:style-name="ro1">
          <table:table-cell office:value-type="string" calcext:value-type="string">
            <text:p>V_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4 зоні</text:p>
          </table:table-cell>
          <table:table-cell table:number-columns-repeated="5"/>
          <table:table-cell table:formula="of:=IF([.E23]=1;CONCATENATE([.A23];&quot; smallint default '0',&quot;);&quot;&quot;)" office:value-type="string" office:string-value="V_21 smallint default '0'," calcext:value-type="string">
            <text:p>V_21 smallint default '0',</text:p>
          </table:table-cell>
        </table:table-row>
        <table:table-row table:style-name="ro1">
          <table:table-cell office:value-type="string" calcext:value-type="string">
            <text:p>V_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до сита</text:p>
          </table:table-cell>
          <table:table-cell table:number-columns-repeated="5"/>
          <table:table-cell table:formula="of:=IF([.E24]=1;CONCATENATE([.A24];&quot; smallint default '0',&quot;);&quot;&quot;)" office:value-type="string" office:string-value="V_22 smallint default '0'," calcext:value-type="string">
            <text:p>V_22 smallint default '0',</text:p>
          </table:table-cell>
        </table:table-row>
        <table:table-row table:style-name="ro1">
          <table:table-cell office:value-type="string" calcext:value-type="string">
            <text:p>V_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за ситом</text:p>
          </table:table-cell>
          <table:table-cell table:number-columns-repeated="5"/>
          <table:table-cell table:formula="of:=IF([.E25]=1;CONCATENATE([.A25];&quot; smallint default '0',&quot;);&quot;&quot;)" office:value-type="string" office:string-value="V_23 smallint default '0'," calcext:value-type="string">
            <text:p>V_23 smallint default '0',</text:p>
          </table:table-cell>
        </table:table-row>
        <table:table-row table:style-name="ro1">
          <table:table-cell office:value-type="string" calcext:value-type="string">
            <text:p>V_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 гарячої води</text:p>
          </table:table-cell>
          <table:table-cell table:number-columns-repeated="5"/>
          <table:table-cell table:formula="of:=IF([.E26]=1;CONCATENATE([.A26];&quot; smallint default '0',&quot;);&quot;&quot;)" office:value-type="string" office:string-value="V_24 smallint default '0'," calcext:value-type="string">
            <text:p>V_24 smallint default '0',</text:p>
          </table:table-cell>
        </table:table-row>
        <table:table-row table:style-name="ro1">
          <table:table-cell office:value-type="string" calcext:value-type="string">
            <text:p>V_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 живильної води</text:p>
          </table:table-cell>
          <table:table-cell table:number-columns-repeated="5"/>
          <table:table-cell table:formula="of:=IF([.E27]=1;CONCATENATE([.A27];&quot; smallint default '0',&quot;);&quot;&quot;)" office:value-type="string" office:string-value="V_25 smallint default '0'," calcext:value-type="string">
            <text:p>V_25 smallint default '0',</text:p>
          </table:table-cell>
        </table:table-row>
        <table:table-row table:style-name="ro1">
          <table:table-cell office:value-type="string" calcext:value-type="string">
            <text:p>C_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Температура 1 зони</text:p>
          </table:table-cell>
          <table:table-cell table:number-columns-repeated="5"/>
          <table:table-cell table:formula="of:=IF([.E28]=1;CONCATENATE([.A28];&quot; smallint default '0',&quot;);&quot;&quot;)" office:value-type="string" office:string-value="C_01 smallint default '0'," calcext:value-type="string">
            <text:p>C_01 smallint default '0',</text:p>
          </table:table-cell>
        </table:table-row>
        <table:table-row table:style-name="ro1">
          <table:table-cell office:value-type="string" calcext:value-type="string">
            <text:p>C_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Температура 2 зони</text:p>
          </table:table-cell>
          <table:table-cell table:number-columns-repeated="5"/>
          <table:table-cell table:formula="of:=IF([.E29]=1;CONCATENATE([.A29];&quot; smallint default '0',&quot;);&quot;&quot;)" office:value-type="string" office:string-value="C_02 smallint default '0'," calcext:value-type="string">
            <text:p>C_02 smallint default '0',</text:p>
          </table:table-cell>
        </table:table-row>
        <table:table-row table:style-name="ro1">
          <table:table-cell office:value-type="string" calcext:value-type="string">
            <text:p>C_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Температура 3 зони</text:p>
          </table:table-cell>
          <table:table-cell table:number-columns-repeated="5"/>
          <table:table-cell table:formula="of:=IF([.E30]=1;CONCATENATE([.A30];&quot; smallint default '0',&quot;);&quot;&quot;)" office:value-type="string" office:string-value="C_03 smallint default '0'," calcext:value-type="string">
            <text:p>C_03 smallint default '0',</text:p>
          </table:table-cell>
        </table:table-row>
        <table:table-row table:style-name="ro1">
          <table:table-cell office:value-type="string" calcext:value-type="string">
            <text:p>C_0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Температура 4 зони</text:p>
          </table:table-cell>
          <table:table-cell table:number-columns-repeated="5"/>
          <table:table-cell table:formula="of:=IF([.E31]=1;CONCATENATE([.A31];&quot; smallint default '0',&quot;);&quot;&quot;)" office:value-type="string" office:string-value="C_04 smallint default '0'," calcext:value-type="string">
            <text:p>C_04 smallint default '0',</text:p>
          </table:table-cell>
        </table:table-row>
        <table:table-row table:style-name="ro1">
          <table:table-cell office:value-type="string" calcext:value-type="string">
            <text:p>C_0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Температура гарячої води</text:p>
          </table:table-cell>
          <table:table-cell table:number-columns-repeated="5"/>
          <table:table-cell table:formula="of:=IF([.E32]=1;CONCATENATE([.A32];&quot; smallint default '0',&quot;);&quot;&quot;)" office:value-type="string" office:string-value="C_05 smallint default '0'," calcext:value-type="string">
            <text:p>C_05 smallint default '0',</text:p>
          </table:table-cell>
        </table:table-row>
        <table:table-row table:style-name="ro1">
          <table:table-cell office:value-type="string" calcext:value-type="string">
            <text:p>C_0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Стружка-вода</text:p>
          </table:table-cell>
          <table:table-cell table:number-columns-repeated="5"/>
          <table:table-cell table:formula="of:=IF([.E33]=1;CONCATENATE([.A33];&quot; smallint default '0',&quot;);&quot;&quot;)" office:value-type="string" office:string-value="C_06 smallint default '0'," calcext:value-type="string">
            <text:p>C_06 smallint default '0',</text:p>
          </table:table-cell>
        </table:table-row>
        <table:table-row table:style-name="ro1">
          <table:table-cell office:value-type="string" calcext:value-type="string">
            <text:p>C_0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Рівень в зб гарячої води</text:p>
          </table:table-cell>
          <table:table-cell table:number-columns-repeated="5"/>
          <table:table-cell table:formula="of:=IF([.E34]=1;CONCATENATE([.A34];&quot; smallint default '0',&quot;);&quot;&quot;)" office:value-type="string" office:string-value="C_07 smallint default '0'," calcext:value-type="string">
            <text:p>C_07 smallint default '0',</text:p>
          </table:table-cell>
        </table:table-row>
        <table:table-row table:style-name="ro1">
          <table:table-cell office:value-type="string" calcext:value-type="string">
            <text:p>C_0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Рівень в зб живильної води</text:p>
          </table:table-cell>
          <table:table-cell table:number-columns-repeated="5"/>
          <table:table-cell table:formula="of:=IF([.E35]=1;CONCATENATE([.A35];&quot; smallint default '0',&quot;);&quot;&quot;)" office:value-type="string" office:string-value="C_08 smallint default '0'," calcext:value-type="string">
            <text:p>C_08 smallint default '0',</text:p>
          </table:table-cell>
        </table:table-row>
        <table:table-row table:style-name="ro1">
          <table:table-cell office:value-type="string" calcext:value-type="string">
            <text:p>C_0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Відкачка з дифузії</text:p>
          </table:table-cell>
          <table:table-cell table:number-columns-repeated="5"/>
          <table:table-cell table:formula="of:=IF([.E36]=1;CONCATENATE([.A36];&quot; smallint default '0',&quot;);&quot;&quot;)" office:value-type="string" office:string-value="C_09 smallint default '0'," calcext:value-type="string">
            <text:p>C_09 smallint default '0',</text:p>
          </table:table-cell>
        </table:table-row>
        <table:table-row table:style-name="ro1">
          <table:table-cell office:value-type="string" calcext:value-type="string">
            <text:p>C_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table:style-name="ce3" office:value-type="string" calcext:value-type="string">
            <text:p>Насос дифузійного соку</text:p>
          </table:table-cell>
          <table:table-cell table:number-columns-repeated="5"/>
          <table:table-cell table:formula="of:=IF([.E37]=1;CONCATENATE([.A37];&quot; smallint default '0',&quot;);&quot;&quot;)" office:value-type="string" office:string-value="C_10 smallint default '0'," calcext:value-type="string">
            <text:p>C_10 smallint default '0',</text:p>
          </table:table-cell>
        </table:table-row>
        <table:table-row table:style-name="ro1">
          <table:table-cell office:value-type="string" calcext:value-type="string">
            <text:p>C_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Оберти пульполовушки</text:p>
          </table:table-cell>
          <table:table-cell table:number-columns-repeated="5"/>
          <table:table-cell table:formula="of:=IF([.E38]=1;CONCATENATE([.A38];&quot; smallint default '0',&quot;);&quot;&quot;)" office:value-type="string" office:string-value="C_11 smallint default '0'," calcext:value-type="string">
            <text:p>C_11 smallint default '0',</text:p>
          </table:table-cell>
        </table:table-row>
        <table:table-row table:style-name="ro1">
          <table:table-cell office:value-type="string" calcext:value-type="string">
            <text:p>C_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table:style-name="ce3" office:value-type="string" calcext:value-type="string">
            <text:p>Рівень в трубі</text:p>
          </table:table-cell>
          <table:table-cell table:number-columns-repeated="5"/>
          <table:table-cell table:formula="of:=IF([.E39]=1;CONCATENATE([.A39];&quot; smallint default '0',&quot;);&quot;&quot;)" office:value-type="string" office:string-value="C_12 smallint default '0'," calcext:value-type="string">
            <text:p>C_12 smallint default '0',</text:p>
          </table:table-cell>
        </table:table-row>
        <table:table-row table:style-name="ro1">
          <table:table-cell office:value-type="string" calcext:value-type="string">
            <text:p>X_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]=1;CONCATENATE([.A40];&quot; smallint default '0',&quot;);&quot;&quot;)" office:value-type="string" office:string-value="X_01 smallint default '0'," calcext:value-type="string">
            <text:p>X_01 smallint default '0',</text:p>
          </table:table-cell>
        </table:table-row>
        <table:table-row table:style-name="ro1">
          <table:table-cell office:value-type="string" calcext:value-type="string">
            <text:p>X_0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]=1;CONCATENATE([.A41];&quot; smallint default '0',&quot;);&quot;&quot;)" office:value-type="string" office:string-value="X_02 smallint default '0'," calcext:value-type="string">
            <text:p>X_02 smallint default '0',</text:p>
          </table:table-cell>
        </table:table-row>
        <table:table-row table:style-name="ro1">
          <table:table-cell office:value-type="string" calcext:value-type="string">
            <text:p>X_0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]=1;CONCATENATE([.A42];&quot; smallint default '0',&quot;);&quot;&quot;)" office:value-type="string" office:string-value="X_03 smallint default '0'," calcext:value-type="string">
            <text:p>X_03 smallint default '0',</text:p>
          </table:table-cell>
        </table:table-row>
        <table:table-row table:style-name="ro1">
          <table:table-cell office:value-type="string" calcext:value-type="string">
            <text:p>X_0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]=1;CONCATENATE([.A43];&quot; smallint default '0',&quot;);&quot;&quot;)" office:value-type="string" office:string-value="X_04 smallint default '0'," calcext:value-type="string">
            <text:p>X_04 smallint default '0',</text:p>
          </table:table-cell>
        </table:table-row>
        <table:table-row table:style-name="ro1">
          <table:table-cell office:value-type="string" calcext:value-type="string">
            <text:p>X_0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4]=1;CONCATENATE([.A44];&quot; smallint default '0',&quot;);&quot;&quot;)" office:value-type="string" office:string-value="X_05 smallint default '0'," calcext:value-type="string">
            <text:p>X_05 smallint default '0',</text:p>
          </table:table-cell>
        </table:table-row>
        <table:table-row table:style-name="ro1">
          <table:table-cell office:value-type="string" calcext:value-type="string">
            <text:p>X_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5]=1;CONCATENATE([.A45];&quot; smallint default '0',&quot;);&quot;&quot;)" office:value-type="string" office:string-value="X_06 smallint default '0'," calcext:value-type="string">
            <text:p>X_06 smallint default '0',</text:p>
          </table:table-cell>
        </table:table-row>
        <table:table-row table:style-name="ro1">
          <table:table-cell office:value-type="string" calcext:value-type="string">
            <text:p>X_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6]=1;CONCATENATE([.A46];&quot; smallint default '0',&quot;);&quot;&quot;)" office:value-type="string" office:string-value="X_07 smallint default '0'," calcext:value-type="string">
            <text:p>X_07 smallint default '0',</text:p>
          </table:table-cell>
        </table:table-row>
        <table:table-row table:style-name="ro1">
          <table:table-cell office:value-type="string" calcext:value-type="string">
            <text:p>X_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7]=1;CONCATENATE([.A47];&quot; smallint default '0',&quot;);&quot;&quot;)" office:value-type="string" office:string-value="X_08 smallint default '0'," calcext:value-type="string">
            <text:p>X_08 smallint default '0',</text:p>
          </table:table-cell>
        </table:table-row>
        <table:table-row table:style-name="ro1">
          <table:table-cell office:value-type="string" calcext:value-type="string">
            <text:p>X_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8]=1;CONCATENATE([.A48];&quot; smallint default '0',&quot;);&quot;&quot;)" office:value-type="string" office:string-value="X_09 smallint default '0'," calcext:value-type="string">
            <text:p>X_09 smallint default '0',</text:p>
          </table:table-cell>
        </table:table-row>
        <table:table-row table:style-name="ro1">
          <table:table-cell office:value-type="string" calcext:value-type="string">
            <text:p>X_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9]=1;CONCATENATE([.A49];&quot; smallint default '0',&quot;);&quot;&quot;)" office:value-type="string" office:string-value="X_10 smallint default '0'," calcext:value-type="string">
            <text:p>X_10 smallint default '0',</text:p>
          </table:table-cell>
        </table:table-row>
        <table:table-row table:style-name="ro1">
          <table:table-cell office:value-type="string" calcext:value-type="string">
            <text:p>X_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0]=1;CONCATENATE([.A50];&quot; smallint default '0',&quot;);&quot;&quot;)" office:value-type="string" office:string-value="X_11 smallint default '0'," calcext:value-type="string">
            <text:p>X_11 smallint default '0',</text:p>
          </table:table-cell>
        </table:table-row>
        <table:table-row table:style-name="ro1">
          <table:table-cell office:value-type="string" calcext:value-type="string">
            <text:p>X_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1]=1;CONCATENATE([.A51];&quot; smallint default '0',&quot;);&quot;&quot;)" office:value-type="string" office:string-value="X_12 smallint default '0'," calcext:value-type="string">
            <text:p>X_12 smallint default '0',</text:p>
          </table:table-cell>
        </table:table-row>
        <table:table-row table:style-name="ro1">
          <table:table-cell office:value-type="string" calcext:value-type="string">
            <text:p>X_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2]=1;CONCATENATE([.A52];&quot; smallint default '0',&quot;);&quot;&quot;)" office:value-type="string" office:string-value="X_13 smallint default '0'," calcext:value-type="string">
            <text:p>X_13 smallint default '0',</text:p>
          </table:table-cell>
        </table:table-row>
        <table:table-row table:style-name="ro1">
          <table:table-cell office:value-type="string" calcext:value-type="string">
            <text:p>X_1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3]=1;CONCATENATE([.A53];&quot; smallint default '0',&quot;);&quot;&quot;)" office:value-type="string" office:string-value="X_14 smallint default '0'," calcext:value-type="string">
            <text:p>X_14 smallint default '0',</text:p>
          </table:table-cell>
        </table:table-row>
        <table:table-row table:style-name="ro1">
          <table:table-cell office:value-type="string" calcext:value-type="string">
            <text:p>X_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4]=1;CONCATENATE([.A54];&quot; smallint default '0',&quot;);&quot;&quot;)" office:value-type="string" office:string-value="X_15 smallint default '0'," calcext:value-type="string">
            <text:p>X_15 smallint default '0',</text:p>
          </table:table-cell>
        </table:table-row>
        <table:table-row table:style-name="ro1">
          <table:table-cell office:value-type="string" calcext:value-type="string">
            <text:p>X_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5]=1;CONCATENATE([.A55];&quot; smallint default '0',&quot;);&quot;&quot;)" office:value-type="string" office:string-value="X_16 smallint default '0'," calcext:value-type="string">
            <text:p>X_16 smallint default '0',</text:p>
          </table:table-cell>
        </table:table-row>
        <table:table-row table:style-name="ro1">
          <table:table-cell office:value-type="string" calcext:value-type="string">
            <text:p>Y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6]=1;CONCATENATE([.A56];&quot; smallint default '0',&quot;);&quot;&quot;)" office:value-type="string" office:string-value="Y_01 smallint default '0'," calcext:value-type="string">
            <text:p>Y_01 smallint default '0',</text:p>
          </table:table-cell>
        </table:table-row>
        <table:table-row table:style-name="ro1">
          <table:table-cell office:value-type="string" calcext:value-type="string">
            <text:p>Y_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7]=1;CONCATENATE([.A57];&quot; smallint default '0',&quot;);&quot;&quot;)" office:value-type="string" office:string-value="Y_02 smallint default '0'," calcext:value-type="string">
            <text:p>Y_02 smallint default '0',</text:p>
          </table:table-cell>
        </table:table-row>
        <table:table-row table:style-name="ro1">
          <table:table-cell office:value-type="string" calcext:value-type="string">
            <text:p>Y_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8]=1;CONCATENATE([.A58];&quot; smallint default '0',&quot;);&quot;&quot;)" office:value-type="string" office:string-value="Y_03 smallint default '0'," calcext:value-type="string">
            <text:p>Y_03 smallint default '0',</text:p>
          </table:table-cell>
        </table:table-row>
        <table:table-row table:style-name="ro1">
          <table:table-cell office:value-type="string" calcext:value-type="string">
            <text:p>Y_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9]=1;CONCATENATE([.A59];&quot; smallint default '0',&quot;);&quot;&quot;)" office:value-type="string" office:string-value="Y_04 smallint default '0'," calcext:value-type="string">
            <text:p>Y_04 smallint default '0',</text:p>
          </table:table-cell>
        </table:table-row>
        <table:table-row table:style-name="ro1">
          <table:table-cell office:value-type="string" calcext:value-type="string">
            <text:p>Y_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0]=1;CONCATENATE([.A60];&quot; smallint default '0',&quot;);&quot;&quot;)" office:value-type="string" office:string-value="Y_05 smallint default '0'," calcext:value-type="string">
            <text:p>Y_05 smallint default '0',</text:p>
          </table:table-cell>
        </table:table-row>
        <table:table-row table:style-name="ro1">
          <table:table-cell office:value-type="string" calcext:value-type="string">
            <text:p>Y_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1]=1;CONCATENATE([.A61];&quot; smallint default '0',&quot;);&quot;&quot;)" office:value-type="string" office:string-value="Y_06 smallint default '0'," calcext:value-type="string">
            <text:p>Y_06 smallint default '0',</text:p>
          </table:table-cell>
        </table:table-row>
        <table:table-row table:style-name="ro1">
          <table:table-cell office:value-type="string" calcext:value-type="string">
            <text:p>Y_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2]=1;CONCATENATE([.A62];&quot; smallint default '0',&quot;);&quot;&quot;)" office:value-type="string" office:string-value="Y_07 smallint default '0'," calcext:value-type="string">
            <text:p>Y_07 smallint default '0',</text:p>
          </table:table-cell>
        </table:table-row>
        <table:table-row table:style-name="ro1">
          <table:table-cell office:value-type="string" calcext:value-type="string">
            <text:p>Y_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3]=1;CONCATENATE([.A63];&quot; smallint default '0',&quot;);&quot;&quot;)" office:value-type="string" office:string-value="Y_08 smallint default '0'," calcext:value-type="string">
            <text:p>Y_08 smallint default '0',</text:p>
          </table:table-cell>
        </table:table-row>
        <table:table-row table:style-name="ro1">
          <table:table-cell office:value-type="string" calcext:value-type="string">
            <text:p>Y_0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4]=1;CONCATENATE([.A64];&quot; smallint default '0',&quot;);&quot;&quot;)" office:value-type="string" office:string-value="Y_09 smallint default '0'," calcext:value-type="string">
            <text:p>Y_09 smallint default '0',</text:p>
          </table:table-cell>
        </table:table-row>
        <table:table-row table:style-name="ro1">
          <table:table-cell office:value-type="string" calcext:value-type="string">
            <text:p>Y_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5]=1;CONCATENATE([.A65];&quot; smallint default '0',&quot;);&quot;&quot;)" office:value-type="string" office:string-value="Y_10 smallint default '0'," calcext:value-type="string">
            <text:p>Y_10 smallint default '0',</text:p>
          </table:table-cell>
        </table:table-row>
        <table:table-row table:style-name="ro1">
          <table:table-cell office:value-type="string" calcext:value-type="string">
            <text:p>Y_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6]=1;CONCATENATE([.A66];&quot; smallint default '0',&quot;);&quot;&quot;)" office:value-type="string" office:string-value="Y_11 smallint default '0'," calcext:value-type="string">
            <text:p>Y_11 smallint default '0',</text:p>
          </table:table-cell>
        </table:table-row>
        <table:table-row table:style-name="ro1">
          <table:table-cell office:value-type="string" calcext:value-type="string">
            <text:p>Y_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7]=1;CONCATENATE([.A67];&quot; smallint default '0',&quot;);&quot;&quot;)" office:value-type="string" office:string-value="Y_12 smallint default '0'," calcext:value-type="string">
            <text:p>Y_12 smallint default '0',</text:p>
          </table:table-cell>
        </table:table-row>
        <table:table-row table:style-name="ro1">
          <table:table-cell office:value-type="string" calcext:value-type="string">
            <text:p>Y_1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8]=1;CONCATENATE([.A68];&quot; smallint default '0',&quot;);&quot;&quot;)" office:value-type="string" office:string-value="Y_13 smallint default '0'," calcext:value-type="string">
            <text:p>Y_13 smallint default '0',</text:p>
          </table:table-cell>
        </table:table-row>
        <table:table-row table:style-name="ro1">
          <table:table-cell office:value-type="string" calcext:value-type="string">
            <text:p>Y_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9]=1;CONCATENATE([.A69];&quot; smallint default '0',&quot;);&quot;&quot;)" office:value-type="string" office:string-value="Y_14 smallint default '0'," calcext:value-type="string">
            <text:p>Y_14 smallint default '0',</text:p>
          </table:table-cell>
        </table:table-row>
        <table:table-row table:style-name="ro1">
          <table:table-cell office:value-type="string" calcext:value-type="string">
            <text:p>Y_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0]=1;CONCATENATE([.A70];&quot; smallint default '0',&quot;);&quot;&quot;)" office:value-type="string" office:string-value="Y_15 smallint default '0'," calcext:value-type="string">
            <text:p>Y_15 smallint default '0',</text:p>
          </table:table-cell>
        </table:table-row>
        <table:table-row table:style-name="ro1">
          <table:table-cell office:value-type="string" calcext:value-type="string">
            <text:p>Y_1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1]=1;CONCATENATE([.A71];&quot; smallint default '0',&quot;);&quot;&quot;)" office:value-type="string" office:string-value="Y_16 smallint default '0'," calcext:value-type="string">
            <text:p>Y_16 smallint default '0',</text:p>
          </table:table-cell>
        </table:table-row>
        <table:table-row table:style-name="ro1">
          <table:table-cell office:value-type="string" calcext:value-type="string">
            <text:p>X_1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2]=1;CONCATENATE([.A72];&quot; smallint default '0',&quot;);&quot;&quot;)" office:value-type="string" office:string-value="X_17 smallint default '0'," calcext:value-type="string">
            <text:p>X_17 smallint default '0',</text:p>
          </table:table-cell>
        </table:table-row>
        <table:table-row table:style-name="ro1">
          <table:table-cell office:value-type="string" calcext:value-type="string">
            <text:p>X_1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3]=1;CONCATENATE([.A73];&quot; smallint default '0',&quot;);&quot;&quot;)" office:value-type="string" office:string-value="X_18 smallint default '0'," calcext:value-type="string">
            <text:p>X_18 smallint default '0',</text:p>
          </table:table-cell>
        </table:table-row>
        <table:table-row table:style-name="ro1">
          <table:table-cell office:value-type="string" calcext:value-type="string">
            <text:p>X_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4]=1;CONCATENATE([.A74];&quot; smallint default '0',&quot;);&quot;&quot;)" office:value-type="string" office:string-value="X_19 smallint default '0'," calcext:value-type="string">
            <text:p>X_19 smallint default '0',</text:p>
          </table:table-cell>
        </table:table-row>
        <table:table-row table:style-name="ro1">
          <table:table-cell office:value-type="string" calcext:value-type="string">
            <text:p>X_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5]=1;CONCATENATE([.A75];&quot; smallint default '0',&quot;);&quot;&quot;)" office:value-type="string" office:string-value="X_20 smallint default '0'," calcext:value-type="string">
            <text:p>X_20 smallint default '0',</text:p>
          </table:table-cell>
        </table:table-row>
        <table:table-row table:style-name="ro1">
          <table:table-cell office:value-type="string" calcext:value-type="string">
            <text:p>X_2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6]=1;CONCATENATE([.A76];&quot; smallint default '0',&quot;);&quot;&quot;)" office:value-type="string" office:string-value="X_21 smallint default '0'," calcext:value-type="string">
            <text:p>X_21 smallint default '0',</text:p>
          </table:table-cell>
        </table:table-row>
        <table:table-row table:style-name="ro1">
          <table:table-cell office:value-type="string" calcext:value-type="string">
            <text:p>X_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7]=1;CONCATENATE([.A77];&quot; smallint default '0',&quot;);&quot;&quot;)" office:value-type="string" office:string-value="X_22 smallint default '0'," calcext:value-type="string">
            <text:p>X_22 smallint default '0',</text:p>
          </table:table-cell>
        </table:table-row>
        <table:table-row table:style-name="ro1">
          <table:table-cell office:value-type="string" calcext:value-type="string">
            <text:p>X_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8]=1;CONCATENATE([.A78];&quot; smallint default '0',&quot;);&quot;&quot;)" office:value-type="string" office:string-value="X_23 smallint default '0'," calcext:value-type="string">
            <text:p>X_23 smallint default '0',</text:p>
          </table:table-cell>
        </table:table-row>
        <table:table-row table:style-name="ro1">
          <table:table-cell office:value-type="string" calcext:value-type="string">
            <text:p>X_2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9]=1;CONCATENATE([.A79];&quot; smallint default '0',&quot;);&quot;&quot;)" office:value-type="string" office:string-value="X_24 smallint default '0'," calcext:value-type="string">
            <text:p>X_24 smallint default '0',</text:p>
          </table:table-cell>
        </table:table-row>
        <table:table-row table:style-name="ro1">
          <table:table-cell office:value-type="string" calcext:value-type="string">
            <text:p>X_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0]=1;CONCATENATE([.A80];&quot; smallint default '0',&quot;);&quot;&quot;)" office:value-type="string" office:string-value="X_25 smallint default '0'," calcext:value-type="string">
            <text:p>X_25 smallint default '0',</text:p>
          </table:table-cell>
        </table:table-row>
        <table:table-row table:style-name="ro1">
          <table:table-cell office:value-type="string" calcext:value-type="string">
            <text:p>X_2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1]=1;CONCATENATE([.A81];&quot; smallint default '0',&quot;);&quot;&quot;)" office:value-type="string" office:string-value="X_26 smallint default '0'," calcext:value-type="string">
            <text:p>X_26 smallint default '0',</text:p>
          </table:table-cell>
        </table:table-row>
        <table:table-row table:style-name="ro1">
          <table:table-cell office:value-type="string" calcext:value-type="string">
            <text:p>X_2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2]=1;CONCATENATE([.A82];&quot; smallint default '0',&quot;);&quot;&quot;)" office:value-type="string" office:string-value="X_27 smallint default '0'," calcext:value-type="string">
            <text:p>X_27 smallint default '0',</text:p>
          </table:table-cell>
        </table:table-row>
        <table:table-row table:style-name="ro1">
          <table:table-cell office:value-type="string" calcext:value-type="string">
            <text:p>X_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3]=1;CONCATENATE([.A83];&quot; smallint default '0',&quot;);&quot;&quot;)" office:value-type="string" office:string-value="X_28 smallint default '0'," calcext:value-type="string">
            <text:p>X_28 smallint default '0',</text:p>
          </table:table-cell>
        </table:table-row>
        <table:table-row table:style-name="ro1">
          <table:table-cell office:value-type="string" calcext:value-type="string">
            <text:p>X_2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4]=1;CONCATENATE([.A84];&quot; smallint default '0',&quot;);&quot;&quot;)" office:value-type="string" office:string-value="X_29 smallint default '0'," calcext:value-type="string">
            <text:p>X_29 smallint default '0',</text:p>
          </table:table-cell>
        </table:table-row>
        <table:table-row table:style-name="ro1">
          <table:table-cell office:value-type="string" calcext:value-type="string">
            <text:p>X_3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5]=1;CONCATENATE([.A85];&quot; smallint default '0',&quot;);&quot;&quot;)" office:value-type="string" office:string-value="X_30 smallint default '0'," calcext:value-type="string">
            <text:p>X_30 smallint default '0',</text:p>
          </table:table-cell>
        </table:table-row>
        <table:table-row table:style-name="ro1">
          <table:table-cell office:value-type="string" calcext:value-type="string">
            <text:p>X_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6]=1;CONCATENATE([.A86];&quot; smallint default '0',&quot;);&quot;&quot;)" office:value-type="string" office:string-value="X_31 smallint default '0'," calcext:value-type="string">
            <text:p>X_31 smallint default '0',</text:p>
          </table:table-cell>
        </table:table-row>
        <table:table-row table:style-name="ro1">
          <table:table-cell office:value-type="string" calcext:value-type="string">
            <text:p>SPR_0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Аркуш2.D8]" office:value-type="string" office:string-value="V_14" calcext:value-type="string">
            <text:p>V_14</text:p>
          </table:table-cell>
          <table:table-cell table:number-columns-repeated="6"/>
          <table:table-cell table:formula="of:=IF([.E87]=1;CONCATENATE([.A87];&quot; smallint default '0',&quot;);&quot;&quot;)" office:value-type="string" office:string-value="SPR_06 smallint default '0'," calcext:value-type="string">
            <text:p>SPR_06 smallint default '0',</text:p>
          </table:table-cell>
        </table:table-row>
        <table:table-row table:style-name="ro1">
          <table:table-cell office:value-type="string" calcext:value-type="string">
            <text:p>TPV_0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8]=1;CONCATENATE([.A88];&quot; smallint default '0',&quot;);&quot;&quot;)" office:value-type="string" office:string-value="TPV_09 smallint default '0'," calcext:value-type="string">
            <text:p>TPV_09 smallint default '0',</text:p>
          </table:table-cell>
        </table:table-row>
        <table:table-row table:style-name="ro1">
          <table:table-cell office:value-type="string" calcext:value-type="string">
            <text:p>TSP_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9]=1;CONCATENATE([.A89];&quot; smallint default '0',&quot;);&quot;&quot;)" office:value-type="string" office:string-value="TSP_09 smallint default '0'," calcext:value-type="string">
            <text:p>TSP_09 smallint default '0'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</text:p>
          </table:table-cell>
          <table:table-cell office:value-type="string" calcext:value-type="string">
            <text:p>Жомопресова вод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пульполовушц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Насо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1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0]=1;CONCATENATE([.A10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1]=1;CONCATENATE([.A101];&quot; smallint default '0',&quot;);&quot;&quot;)">
            <text:p/>
          </table:table-cell>
        </table:table-row>
        <table:table-row table:style-name="ro1">
          <table:table-cell table:formula="of:=CONCATENATE(&quot;f_&quot;;[.A3])" office:value-type="string" office:string-value="f_V_01" calcext:value-type="string">
            <text:p>f_V_0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2]=1;CONCATENATE([.A102];&quot; smallint default '0',&quot;);&quot;&quot;)">
            <text:p/>
          </table:table-cell>
        </table:table-row>
        <table:table-row table:style-name="ro1">
          <table:table-cell table:formula="of:=CONCATENATE(&quot;f_&quot;;[.A4])" office:value-type="string" office:string-value="f_V_02" calcext:value-type="string">
            <text:p>f_V_0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3]=1;CONCATENATE([.A103];&quot; smallint default '0',&quot;);&quot;&quot;)">
            <text:p/>
          </table:table-cell>
        </table:table-row>
        <table:table-row table:style-name="ro1">
          <table:table-cell table:formula="of:=CONCATENATE(&quot;f_&quot;;[.A5])" office:value-type="string" office:string-value="f_V_03" calcext:value-type="string">
            <text:p>f_V_0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4]=1;CONCATENATE([.A104];&quot; smallint default '0',&quot;);&quot;&quot;)">
            <text:p/>
          </table:table-cell>
        </table:table-row>
        <table:table-row table:style-name="ro1">
          <table:table-cell table:formula="of:=CONCATENATE(&quot;f_&quot;;[.A6])" office:value-type="string" office:string-value="f_V_04" calcext:value-type="string">
            <text:p>f_V_0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5]=1;CONCATENATE([.A105];&quot; smallint default '0',&quot;);&quot;&quot;)">
            <text:p/>
          </table:table-cell>
        </table:table-row>
        <table:table-row table:style-name="ro1">
          <table:table-cell table:formula="of:=CONCATENATE(&quot;f_&quot;;[.A7])" office:value-type="string" office:string-value="f_V_05" calcext:value-type="string">
            <text:p>f_V_0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6]=1;CONCATENATE([.A106];&quot; smallint default '0',&quot;);&quot;&quot;)">
            <text:p/>
          </table:table-cell>
        </table:table-row>
        <table:table-row table:style-name="ro1">
          <table:table-cell table:formula="of:=CONCATENATE(&quot;f_&quot;;[.A8])" office:value-type="string" office:string-value="f_V_06" calcext:value-type="string">
            <text:p>f_V_0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7]=1;CONCATENATE([.A107];&quot; smallint default '0',&quot;);&quot;&quot;)">
            <text:p/>
          </table:table-cell>
        </table:table-row>
        <table:table-row table:style-name="ro1">
          <table:table-cell table:formula="of:=CONCATENATE(&quot;f_&quot;;[.A9])" office:value-type="string" office:string-value="f_V_07" calcext:value-type="string">
            <text:p>f_V_0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8]=1;CONCATENATE([.A108];&quot; smallint default '0',&quot;);&quot;&quot;)">
            <text:p/>
          </table:table-cell>
        </table:table-row>
        <table:table-row table:style-name="ro1">
          <table:table-cell table:formula="of:=CONCATENATE(&quot;f_&quot;;[.A10])" office:value-type="string" office:string-value="f_V_08" calcext:value-type="string">
            <text:p>f_V_0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9]=1;CONCATENATE([.A109];&quot; smallint default '0',&quot;);&quot;&quot;)">
            <text:p/>
          </table:table-cell>
        </table:table-row>
        <table:table-row table:style-name="ro1">
          <table:table-cell table:formula="of:=CONCATENATE(&quot;f_&quot;;[.A11])" office:value-type="string" office:string-value="f_V_09" calcext:value-type="string">
            <text:p>f_V_0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0]=1;CONCATENATE([.A110];&quot; smallint default '0',&quot;);&quot;&quot;)">
            <text:p/>
          </table:table-cell>
        </table:table-row>
        <table:table-row table:style-name="ro1">
          <table:table-cell table:formula="of:=CONCATENATE(&quot;f_&quot;;[.A12])" office:value-type="string" office:string-value="f_V_10" calcext:value-type="string">
            <text:p>f_V_1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1]=1;CONCATENATE([.A111];&quot; smallint default '0',&quot;);&quot;&quot;)">
            <text:p/>
          </table:table-cell>
        </table:table-row>
        <table:table-row table:style-name="ro1">
          <table:table-cell table:formula="of:=CONCATENATE(&quot;f_&quot;;[.A13])" office:value-type="string" office:string-value="f_V_11" calcext:value-type="string">
            <text:p>f_V_1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2]=1;CONCATENATE([.A112];&quot; smallint default '0',&quot;);&quot;&quot;)">
            <text:p/>
          </table:table-cell>
        </table:table-row>
        <table:table-row table:style-name="ro1">
          <table:table-cell table:formula="of:=CONCATENATE(&quot;f_&quot;;[.A14])" office:value-type="string" office:string-value="f_V_12" calcext:value-type="string">
            <text:p>f_V_1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3]=1;CONCATENATE([.A113];&quot; smallint default '0',&quot;);&quot;&quot;)">
            <text:p/>
          </table:table-cell>
        </table:table-row>
        <table:table-row table:style-name="ro1">
          <table:table-cell table:formula="of:=CONCATENATE(&quot;f_&quot;;[.A15])" office:value-type="string" office:string-value="f_V_13" calcext:value-type="string">
            <text:p>f_V_1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4]=1;CONCATENATE([.A114];&quot; smallint default '0',&quot;);&quot;&quot;)">
            <text:p/>
          </table:table-cell>
        </table:table-row>
        <table:table-row table:style-name="ro1">
          <table:table-cell table:formula="of:=CONCATENATE(&quot;f_&quot;;[.A16])" office:value-type="string" office:string-value="f_V_14" calcext:value-type="string">
            <text:p>f_V_1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5]=1;CONCATENATE([.A115];&quot; smallint default '0',&quot;);&quot;&quot;)">
            <text:p/>
          </table:table-cell>
        </table:table-row>
        <table:table-row table:style-name="ro1">
          <table:table-cell table:formula="of:=CONCATENATE(&quot;f_&quot;;[.A17])" office:value-type="string" office:string-value="f_V_15" calcext:value-type="string">
            <text:p>f_V_1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6]=1;CONCATENATE([.A116];&quot; smallint default '0',&quot;);&quot;&quot;)">
            <text:p/>
          </table:table-cell>
        </table:table-row>
        <table:table-row table:style-name="ro1">
          <table:table-cell table:formula="of:=CONCATENATE(&quot;f_&quot;;[.A18])" office:value-type="string" office:string-value="f_V_16" calcext:value-type="string">
            <text:p>f_V_1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7]=1;CONCATENATE([.A117];&quot; smallint default '0',&quot;);&quot;&quot;)">
            <text:p/>
          </table:table-cell>
        </table:table-row>
        <table:table-row table:style-name="ro1">
          <table:table-cell table:formula="of:=CONCATENATE(&quot;f_&quot;;[.A19])" office:value-type="string" office:string-value="f_V_17" calcext:value-type="string">
            <text:p>f_V_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8]=1;CONCATENATE([.A118];&quot; smallint default '0',&quot;);&quot;&quot;)">
            <text:p/>
          </table:table-cell>
        </table:table-row>
        <table:table-row table:style-name="ro1">
          <table:table-cell table:formula="of:=CONCATENATE(&quot;f_&quot;;[.A20])" office:value-type="string" office:string-value="f_V_18" calcext:value-type="string">
            <text:p>f_V_1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9]=1;CONCATENATE([.A119];&quot; smallint default '0',&quot;);&quot;&quot;)">
            <text:p/>
          </table:table-cell>
        </table:table-row>
        <table:table-row table:style-name="ro1">
          <table:table-cell table:formula="of:=CONCATENATE(&quot;f_&quot;;[.A21])" office:value-type="string" office:string-value="f_V_19" calcext:value-type="string">
            <text:p>f_V_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0]=1;CONCATENATE([.A120];&quot; smallint default '0',&quot;);&quot;&quot;)">
            <text:p/>
          </table:table-cell>
        </table:table-row>
        <table:table-row table:style-name="ro1">
          <table:table-cell table:formula="of:=CONCATENATE(&quot;f_&quot;;[.A22])" office:value-type="string" office:string-value="f_V_20" calcext:value-type="string">
            <text:p>f_V_2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1]=1;CONCATENATE([.A121];&quot; smallint default '0',&quot;);&quot;&quot;)">
            <text:p/>
          </table:table-cell>
        </table:table-row>
        <table:table-row table:style-name="ro1">
          <table:table-cell table:formula="of:=CONCATENATE(&quot;f_&quot;;[.A23])" office:value-type="string" office:string-value="f_V_21" calcext:value-type="string">
            <text:p>f_V_2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2]=1;CONCATENATE([.A122];&quot; smallint default '0',&quot;);&quot;&quot;)">
            <text:p/>
          </table:table-cell>
        </table:table-row>
        <table:table-row table:style-name="ro1">
          <table:table-cell table:formula="of:=CONCATENATE(&quot;f_&quot;;[.A24])" office:value-type="string" office:string-value="f_V_22" calcext:value-type="string">
            <text:p>f_V_2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3]=1;CONCATENATE([.A123];&quot; smallint default '0',&quot;);&quot;&quot;)">
            <text:p/>
          </table:table-cell>
        </table:table-row>
        <table:table-row table:style-name="ro1">
          <table:table-cell table:formula="of:=CONCATENATE(&quot;f_&quot;;[.A25])" office:value-type="string" office:string-value="f_V_23" calcext:value-type="string">
            <text:p>f_V_2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4]=1;CONCATENATE([.A124];&quot; smallint default '0',&quot;);&quot;&quot;)">
            <text:p/>
          </table:table-cell>
        </table:table-row>
        <table:table-row table:style-name="ro1">
          <table:table-cell table:formula="of:=CONCATENATE(&quot;f_&quot;;[.A26])" office:value-type="string" office:string-value="f_V_24" calcext:value-type="string">
            <text:p>f_V_2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5]=1;CONCATENATE([.A125];&quot; smallint default '0',&quot;);&quot;&quot;)">
            <text:p/>
          </table:table-cell>
        </table:table-row>
        <table:table-row table:style-name="ro1">
          <table:table-cell table:formula="of:=CONCATENATE(&quot;f_&quot;;[.A27])" office:value-type="string" office:string-value="f_V_25" calcext:value-type="string">
            <text:p>f_V_2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6]=1;CONCATENATE([.A12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7]=1;CONCATENATE([.A12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8]=1;CONCATENATE([.A12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9]=1;CONCATENATE([.A12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0]=1;CONCATENATE([.A13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1]=1;CONCATENATE([.A13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2]=1;CONCATENATE([.A13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3]=1;CONCATENATE([.A13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4]=1;CONCATENATE([.A13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0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5]=1;CONCATENATE([.A13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6]=1;CONCATENATE([.A13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7]=1;CONCATENATE([.A13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pr_1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8]=1;CONCATENATE([.A13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9]=1;CONCATENATE([.A13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0]=1;CONCATENATE([.A14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1]=1;CONCATENATE([.A14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2]=1;CONCATENATE([.A14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3]=1;CONCATENATE([.A14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4]=1;CONCATENATE([.A14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5]=1;CONCATENATE([.A14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6]=1;CONCATENATE([.A14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0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7]=1;CONCATENATE([.A14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1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8]=1;CONCATENATE([.A14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1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9]=1;CONCATENATE([.A14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i_1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0]=1;CONCATENATE([.A15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1]=1;CONCATENATE([.A15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2]=1;CONCATENATE([.A15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3]=1;CONCATENATE([.A15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4]=1;CONCATENATE([.A15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5]=1;CONCATENATE([.A15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6]=1;CONCATENATE([.A15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7]=1;CONCATENATE([.A15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8]=1;CONCATENATE([.A15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0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9]=1;CONCATENATE([.A15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1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0]=1;CONCATENATE([.A16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1]=1;CONCATENATE([.A16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Td_1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2]=1;CONCATENATE([.A16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3]=1;CONCATENATE([.A16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4]=1;CONCATENATE([.A16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5]=1;CONCATENATE([.A16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6]=1;CONCATENATE([.A16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7]=1;CONCATENATE([.A16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8]=1;CONCATENATE([.A16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9]=1;CONCATENATE([.A16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0]=1;CONCATENATE([.A17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0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1]=1;CONCATENATE([.A17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2]=1;CONCATENATE([.A17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1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3]=1;CONCATENATE([.A17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P0_1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2]=1;CONCATENATE([.A18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0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3]=1;CONCATENATE([.A18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1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1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5]=1;CONCATENATE([.A18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in_1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6]=1;CONCATENATE([.A18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7]=1;CONCATENATE([.A18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8]=1;CONCATENATE([.A18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9]=1;CONCATENATE([.A18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0]=1;CONCATENATE([.A19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1]=1;CONCATENATE([.A19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2]=1;CONCATENATE([.A19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3]=1;CONCATENATE([.A19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4]=1;CONCATENATE([.A19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0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5]=1;CONCATENATE([.A19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1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6]=1;CONCATENATE([.A19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1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7]=1;CONCATENATE([.A19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Xmax_1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8]=1;CONCATENATE([.A19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SP_0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3]" office:value-type="string" office:string-value="V_01" calcext:value-type="string">
            <text:p>V_01</text:p>
          </table:table-cell>
          <table:table-cell table:number-columns-repeated="6"/>
          <table:table-cell table:formula="of:=IF([.E199]=1;CONCATENATE([.A199];&quot; smallint default '0',&quot;);&quot;&quot;)" office:value-type="string" office:string-value="SP_01 smallint default '0'," calcext:value-type="string">
            <text:p>SP_01 smallint default '0',</text:p>
          </table:table-cell>
        </table:table-row>
        <table:table-row table:style-name="ro1">
          <table:table-cell office:value-type="string" calcext:value-type="string">
            <text:p>SP_02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4]" office:value-type="string" office:string-value="V_02" calcext:value-type="string">
            <text:p>V_02</text:p>
          </table:table-cell>
          <table:table-cell table:number-columns-repeated="6"/>
          <table:table-cell table:formula="of:=IF([.E200]=1;CONCATENATE([.A200];&quot; smallint default '0',&quot;);&quot;&quot;)" office:value-type="string" office:string-value="SP_02 smallint default '0'," calcext:value-type="string">
            <text:p>SP_02 smallint default '0',</text:p>
          </table:table-cell>
        </table:table-row>
        <table:table-row table:style-name="ro1">
          <table:table-cell office:value-type="string" calcext:value-type="string">
            <text:p>SP_0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5]" office:value-type="string" office:string-value="V_03" calcext:value-type="string">
            <text:p>V_03</text:p>
          </table:table-cell>
          <table:table-cell table:number-columns-repeated="6"/>
          <table:table-cell table:formula="of:=IF([.E201]=1;CONCATENATE([.A201];&quot; smallint default '0',&quot;);&quot;&quot;)" office:value-type="string" office:string-value="SP_03 smallint default '0'," calcext:value-type="string">
            <text:p>SP_03 smallint default '0',</text:p>
          </table:table-cell>
        </table:table-row>
        <table:table-row table:style-name="ro1">
          <table:table-cell office:value-type="string" calcext:value-type="string">
            <text:p>SP_0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6]" office:value-type="string" office:string-value="V_04" calcext:value-type="string">
            <text:p>V_04</text:p>
          </table:table-cell>
          <table:table-cell table:number-columns-repeated="6"/>
          <table:table-cell table:formula="of:=IF([.E202]=1;CONCATENATE([.A202];&quot; smallint default '0',&quot;);&quot;&quot;)" office:value-type="string" office:string-value="SP_04 smallint default '0'," calcext:value-type="string">
            <text:p>SP_04 smallint default '0',</text:p>
          </table:table-cell>
        </table:table-row>
        <table:table-row table:style-name="ro1">
          <table:table-cell office:value-type="string" calcext:value-type="string">
            <text:p>SP_0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7]" office:value-type="string" office:string-value="V_06" calcext:value-type="string">
            <text:p>V_06</text:p>
          </table:table-cell>
          <table:table-cell table:number-columns-repeated="6"/>
          <table:table-cell table:formula="of:=IF([.E203]=1;CONCATENATE([.A203];&quot; smallint default '0',&quot;);&quot;&quot;)" office:value-type="string" office:string-value="SP_05 smallint default '0'," calcext:value-type="string">
            <text:p>SP_05 smallint default '0',</text:p>
          </table:table-cell>
        </table:table-row>
        <table:table-row table:style-name="ro1">
          <table:table-cell office:value-type="string" calcext:value-type="string">
            <text:p>SP_0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8]" office:value-type="string" office:string-value="V_14" calcext:value-type="string">
            <text:p>V_14</text:p>
          </table:table-cell>
          <table:table-cell table:number-columns-repeated="6"/>
          <table:table-cell table:formula="of:=IF([.E204]=1;CONCATENATE([.A204];&quot; smallint default '0',&quot;);&quot;&quot;)" office:value-type="string" office:string-value="SP_06 smallint default '0'," calcext:value-type="string">
            <text:p>SP_06 smallint default '0',</text:p>
          </table:table-cell>
        </table:table-row>
        <table:table-row table:style-name="ro1">
          <table:table-cell office:value-type="string" calcext:value-type="string">
            <text:p>SP_0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9]" office:value-type="string" office:string-value="V_24" calcext:value-type="string">
            <text:p>V_24</text:p>
          </table:table-cell>
          <table:table-cell table:number-columns-repeated="6"/>
          <table:table-cell table:formula="of:=IF([.E205]=1;CONCATENATE([.A205];&quot; smallint default '0',&quot;);&quot;&quot;)" office:value-type="string" office:string-value="SP_07 smallint default '0'," calcext:value-type="string">
            <text:p>SP_07 smallint default '0',</text:p>
          </table:table-cell>
        </table:table-row>
        <table:table-row table:style-name="ro1">
          <table:table-cell office:value-type="string" calcext:value-type="string">
            <text:p>SP_0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10]" office:value-type="string" office:string-value="V_25" calcext:value-type="string">
            <text:p>V_25</text:p>
          </table:table-cell>
          <table:table-cell table:number-columns-repeated="6"/>
          <table:table-cell table:formula="of:=IF([.E206]=1;CONCATENATE([.A206];&quot; smallint default '0',&quot;);&quot;&quot;)" office:value-type="string" office:string-value="SP_08 smallint default '0'," calcext:value-type="string">
            <text:p>SP_08 smallint default '0',</text:p>
          </table:table-cell>
        </table:table-row>
        <table:table-row table:style-name="ro1">
          <table:table-cell office:value-type="string" calcext:value-type="string">
            <text:p>SP_0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11]" office:value-type="string" office:string-value="V_22" calcext:value-type="string">
            <text:p>V_22</text:p>
          </table:table-cell>
          <table:table-cell table:number-columns-repeated="6"/>
          <table:table-cell table:formula="of:=IF([.E207]=1;CONCATENATE([.A207];&quot; smallint default '0',&quot;);&quot;&quot;)" office:value-type="string" office:string-value="SP_09 smallint default '0'," calcext:value-type="string">
            <text:p>SP_09 smallint default '0',</text:p>
          </table:table-cell>
        </table:table-row>
        <table:table-row table:style-name="ro1">
          <table:table-cell office:value-type="string" calcext:value-type="string">
            <text:p>SP_1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3" table:formula="of:=[.A15]" office:value-type="string" office:string-value="V_13" calcext:value-type="string">
            <text:p>V_13</text:p>
          </table:table-cell>
          <table:table-cell table:number-columns-repeated="6"/>
          <table:table-cell table:formula="of:=IF([.E208]=1;CONCATENATE([.A208];&quot; smallint default '0',&quot;);&quot;&quot;)" office:value-type="string" office:string-value="SP_10 smallint default '0'," calcext:value-type="string">
            <text:p>SP_10 smallint default '0',</text:p>
          </table:table-cell>
        </table:table-row>
        <table:table-row table:style-name="ro1">
          <table:table-cell office:value-type="string" calcext:value-type="string">
            <text:p>SP_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3" table:formula="of:=[.A18]" office:value-type="string" office:string-value="V_16" calcext:value-type="string">
            <text:p>V_16</text:p>
          </table:table-cell>
          <table:table-cell table:number-columns-repeated="6"/>
          <table:table-cell table:formula="of:=IF([.E209]=1;CONCATENATE([.A209];&quot; smallint default '0',&quot;);&quot;&quot;)" office:value-type="string" office:string-value="SP_11 smallint default '0'," calcext:value-type="string">
            <text:p>SP_11 smallint default '0',</text:p>
          </table:table-cell>
        </table:table-row>
        <table:table-row table:style-name="ro1">
          <table:table-cell office:value-type="string" calcext:value-type="string">
            <text:p>SP_12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9</text:p>
          </table:table-cell>
          <table:table-cell office:value-type="string" calcext:value-type="string">
            <text:p>Задана витрата</text:p>
          </table:table-cell>
          <table:table-cell table:number-columns-repeated="5"/>
          <table:table-cell table:formula="of:=IF([.E210]=1;CONCATENATE([.A210];&quot; smallint default '0',&quot;);&quot;&quot;)" office:value-type="string" office:string-value="SP_12 smallint default '0'," calcext:value-type="string">
            <text:p>SP_12 smallint default '0',</text:p>
          </table:table-cell>
        </table:table-row>
        <table:table-row table:style-name="ro1">
          <table:table-cell office:value-type="string" calcext:value-type="string">
            <text:p>Kkor_0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1_0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2_0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K3_0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SP2_0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E11]" office:value-type="string" office:string-value="V_15" calcext:value-type="string">
            <text:p>V_15</text:p>
          </table:table-cell>
          <table:table-cell table:number-columns-repeated="6"/>
          <table:table-cell table:formula="of:=IF([.E215]=1;CONCATENATE([.A215];&quot; smallint default '0',&quot;);&quot;&quot;)" office:value-type="string" office:string-value="SP2_09 smallint default '0'," calcext:value-type="string">
            <text:p>SP2_09 smallint default '0',</text:p>
          </table:table-cell>
        </table:table-row>
        <table:table-row table:style-name="ro1">
          <table:table-cell office:value-type="string" calcext:value-type="string">
            <text:p>AM_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16]=1;CONCATENATE([.A216];&quot; smallint default '0',&quot;);&quot;&quot;)" office:value-type="string" office:string-value="AM_01 smallint default '0'," calcext:value-type="string">
            <text:p>AM_01 smallint default '0',</text:p>
          </table:table-cell>
        </table:table-row>
        <table:table-row table:style-name="ro1">
          <table:table-cell office:value-type="string" calcext:value-type="string">
            <text:p>AM_0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17]=1;CONCATENATE([.A217];&quot; smallint default '0',&quot;);&quot;&quot;)" office:value-type="string" office:string-value="AM_02 smallint default '0'," calcext:value-type="string">
            <text:p>AM_02 smallint default '0',</text:p>
          </table:table-cell>
        </table:table-row>
        <table:table-row table:style-name="ro1">
          <table:table-cell office:value-type="string" calcext:value-type="string">
            <text:p>AM_0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18]=1;CONCATENATE([.A218];&quot; smallint default '0',&quot;);&quot;&quot;)" office:value-type="string" office:string-value="AM_03 smallint default '0'," calcext:value-type="string">
            <text:p>AM_03 smallint default '0',</text:p>
          </table:table-cell>
        </table:table-row>
        <table:table-row table:style-name="ro1">
          <table:table-cell office:value-type="string" calcext:value-type="string">
            <text:p>AM_0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19]=1;CONCATENATE([.A219];&quot; smallint default '0',&quot;);&quot;&quot;)" office:value-type="string" office:string-value="AM_04 smallint default '0'," calcext:value-type="string">
            <text:p>AM_04 smallint default '0',</text:p>
          </table:table-cell>
        </table:table-row>
        <table:table-row table:style-name="ro1">
          <table:table-cell office:value-type="string" calcext:value-type="string">
            <text:p>AM_0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0]=1;CONCATENATE([.A220];&quot; smallint default '0',&quot;);&quot;&quot;)" office:value-type="string" office:string-value="AM_05 smallint default '0'," calcext:value-type="string">
            <text:p>AM_05 smallint default '0',</text:p>
          </table:table-cell>
        </table:table-row>
        <table:table-row table:style-name="ro1">
          <table:table-cell office:value-type="string" calcext:value-type="string">
            <text:p>AM_0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1]=1;CONCATENATE([.A221];&quot; smallint default '0',&quot;);&quot;&quot;)" office:value-type="string" office:string-value="AM_06 smallint default '0'," calcext:value-type="string">
            <text:p>AM_06 smallint default '0',</text:p>
          </table:table-cell>
        </table:table-row>
        <table:table-row table:style-name="ro1">
          <table:table-cell office:value-type="string" calcext:value-type="string">
            <text:p>AM_0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2]=1;CONCATENATE([.A222];&quot; smallint default '0',&quot;);&quot;&quot;)" office:value-type="string" office:string-value="AM_07 smallint default '0'," calcext:value-type="string">
            <text:p>AM_07 smallint default '0',</text:p>
          </table:table-cell>
        </table:table-row>
        <table:table-row table:style-name="ro1">
          <table:table-cell office:value-type="string" calcext:value-type="string">
            <text:p>AM_0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3]=1;CONCATENATE([.A223];&quot; smallint default '0',&quot;);&quot;&quot;)" office:value-type="string" office:string-value="AM_08 smallint default '0'," calcext:value-type="string">
            <text:p>AM_08 smallint default '0',</text:p>
          </table:table-cell>
        </table:table-row>
        <table:table-row table:style-name="ro1">
          <table:table-cell office:value-type="string" calcext:value-type="string">
            <text:p>AM_0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4]=1;CONCATENATE([.A224];&quot; smallint default '0',&quot;);&quot;&quot;)" office:value-type="string" office:string-value="AM_09 smallint default '0'," calcext:value-type="string">
            <text:p>AM_09 smallint default '0',</text:p>
          </table:table-cell>
        </table:table-row>
        <table:table-row table:style-name="ro1">
          <table:table-cell office:value-type="string" calcext:value-type="string">
            <text:p>AM_1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5]=1;CONCATENATE([.A225];&quot; smallint default '0',&quot;);&quot;&quot;)" office:value-type="string" office:string-value="AM_10 smallint default '0'," calcext:value-type="string">
            <text:p>AM_10 smallint default '0',</text:p>
          </table:table-cell>
        </table:table-row>
        <table:table-row table:style-name="ro1">
          <table:table-cell office:value-type="string" calcext:value-type="string">
            <text:p>AM_1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6]=1;CONCATENATE([.A226];&quot; smallint default '0',&quot;);&quot;&quot;)" office:value-type="string" office:string-value="AM_11 smallint default '0'," calcext:value-type="string">
            <text:p>AM_11 smallint default '0',</text:p>
          </table:table-cell>
        </table:table-row>
        <table:table-row table:style-name="ro1">
          <table:table-cell office:value-type="string" calcext:value-type="string">
            <text:p>AM_1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 режим</text:p>
          </table:table-cell>
          <table:table-cell table:number-columns-repeated="5"/>
          <table:table-cell table:formula="of:=IF([.E227]=1;CONCATENATE([.A227];&quot; smallint default '0',&quot;);&quot;&quot;)" office:value-type="string" office:string-value="AM_12 smallint default '0'," calcext:value-type="string">
            <text:p>AM_12 smallint default '0',</text:p>
          </table:table-cell>
        </table:table-row>
        <table:table-row table:style-name="ro1">
          <table:table-cell office:value-type="string" calcext:value-type="string">
            <text:p>Mode_01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4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09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1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1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Mode_1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2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4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7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8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0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1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11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v_1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office:value-type="string" calcext:value-type="string">
            <text:p>Rej_0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_1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_1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_13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v_1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V_26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_V_2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_V_2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_V_2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_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6</text:p>
          </table:table-cell>
          <table:table-cell office:value-type="string" calcext:value-type="string">
            <text:p>Завданн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r_13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_1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d_1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min_13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max_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_14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8</text:p>
          </table:table-cell>
          <table:table-cell office:value-type="string" calcext:value-type="string">
            <text:p>Завданн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r_1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_1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d_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min_14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max_1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2_0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_p_0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_p_0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_p_0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_p_04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_p_05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_p_06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_zd_0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_zd_02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_zd_03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_zd_04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_zd_0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_zd_06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_zd_0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_zd_0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_zd_03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_zd_04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_zd_05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_zd_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_p_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_p_0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_p_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_p_0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_p_0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_p_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j_1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2_1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а витрата</text:p>
          </table:table-cell>
          <table:table-cell table:number-columns-repeated="6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y_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_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d_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h_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m_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_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_set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000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Бурячні ваги №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4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5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8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0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1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2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3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4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6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1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3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4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Бурячні ваги №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6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8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29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0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3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8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3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6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7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8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0049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0050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0001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0002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</table:table>
      <table:table table:name="Аркуш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мпература 1 зони</text:p>
          </table:table-cell>
          <table:table-cell table:formula="of:=CONCATENATE([.A3];&quot;. &quot;;[.B3])" office:value-type="string" office:string-value="1. Температура 1 зони" calcext:value-type="string">
            <text:p>1. Температура 1 зони</text:p>
          </table:table-cell>
          <table:table-cell table:formula="of:=[Аркуш1.A3]" office:value-type="string" office:string-value="V_01" calcext:value-type="string">
            <text:p>V_01</text:p>
          </table:table-cell>
          <table:table-cell table:number-columns-repeated="3"/>
          <table:table-cell table:formula="of:=[Аркуш1.A28]" office:value-type="string" office:string-value="C_01" calcext:value-type="string">
            <text:p>C_01</text:p>
          </table:table-cell>
          <table:table-cell table:formula="of:=[Аркуш1.A199]" office:value-type="string" office:string-value="SP_01" calcext:value-type="string">
            <text:p>SP_01</text:p>
          </table:table-cell>
          <table:table-cell table:number-columns-repeated="2"/>
          <table:table-cell table:formula="of:=[Аркуш1.A216]" office:value-type="string" office:string-value="AM_01" calcext:value-type="string">
            <text:p>AM_01</text:p>
          </table:table-cell>
          <table:table-cell/>
          <table:table-cell table:formula="of:=[Аркуш1.A240]" office:value-type="string" office:string-value="Rev_01" calcext:value-type="string">
            <text:p>Rev_01</text:p>
          </table:table-cell>
          <table:table-cell table:formula="of:=[Аркуш1.A127]" office:value-type="string" office:string-value="Kpr_01" calcext:value-type="string">
            <text:p>Kpr_01</text:p>
          </table:table-cell>
          <table:table-cell table:formula="of:=[Аркуш1.A139]" office:value-type="string" office:string-value="Ti_01" calcext:value-type="string">
            <text:p>Ti_01</text:p>
          </table:table-cell>
          <table:table-cell table:formula="of:=[Аркуш1.A151]" office:value-type="string" office:string-value="Td_01" calcext:value-type="string">
            <text:p>Td_01</text:p>
          </table:table-cell>
          <table:table-cell table:formula="of:=[Аркуш1.A175]" office:value-type="string" office:string-value="Xmin_01" calcext:value-type="string">
            <text:p>Xmin_01</text:p>
          </table:table-cell>
          <table:table-cell table:formula="of:=[Аркуш1.A187]" office:value-type="string" office:string-value="Xmax_01" calcext:value-type="string">
            <text:p>Xmax_01</text:p>
          </table:table-cell>
          <table:table-cell table:number-columns-repeated="5"/>
          <table:table-cell table:formula="of:=[Аркуш1.A228]" office:value-type="string" office:string-value="Mode_01" calcext:value-type="string">
            <text:p>Mode_01</text:p>
          </table:table-cell>
          <table:table-cell table:formula="of:=[Аркуш1.A163]" office:value-type="string" office:string-value="P0_01" calcext:value-type="string">
            <text:p>P0_0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мпература 2 зони</text:p>
          </table:table-cell>
          <table:table-cell table:formula="of:=CONCATENATE([.A4];&quot;. &quot;;[.B4])" office:value-type="string" office:string-value="2. Температура 2 зони" calcext:value-type="string">
            <text:p>2. Температура 2 зони</text:p>
          </table:table-cell>
          <table:table-cell table:formula="of:=[Аркуш1.A4]" office:value-type="string" office:string-value="V_02" calcext:value-type="string">
            <text:p>V_02</text:p>
          </table:table-cell>
          <table:table-cell table:number-columns-repeated="3"/>
          <table:table-cell table:formula="of:=[Аркуш1.A29]" office:value-type="string" office:string-value="C_02" calcext:value-type="string">
            <text:p>C_02</text:p>
          </table:table-cell>
          <table:table-cell table:formula="of:=[Аркуш1.A200]" office:value-type="string" office:string-value="SP_02" calcext:value-type="string">
            <text:p>SP_02</text:p>
          </table:table-cell>
          <table:table-cell table:number-columns-repeated="2"/>
          <table:table-cell table:formula="of:=[Аркуш1.A217]" office:value-type="string" office:string-value="AM_02" calcext:value-type="string">
            <text:p>AM_02</text:p>
          </table:table-cell>
          <table:table-cell/>
          <table:table-cell table:formula="of:=[Аркуш1.A241]" office:value-type="string" office:string-value="Rev_02" calcext:value-type="string">
            <text:p>Rev_02</text:p>
          </table:table-cell>
          <table:table-cell table:formula="of:=[Аркуш1.A128]" office:value-type="string" office:string-value="Kpr_02" calcext:value-type="string">
            <text:p>Kpr_02</text:p>
          </table:table-cell>
          <table:table-cell table:formula="of:=[Аркуш1.A140]" office:value-type="string" office:string-value="Ti_02" calcext:value-type="string">
            <text:p>Ti_02</text:p>
          </table:table-cell>
          <table:table-cell table:formula="of:=[Аркуш1.A152]" office:value-type="string" office:string-value="Td_02" calcext:value-type="string">
            <text:p>Td_02</text:p>
          </table:table-cell>
          <table:table-cell table:formula="of:=[Аркуш1.A176]" office:value-type="string" office:string-value="Xmin_02" calcext:value-type="string">
            <text:p>Xmin_02</text:p>
          </table:table-cell>
          <table:table-cell table:formula="of:=[Аркуш1.A188]" office:value-type="string" office:string-value="Xmax_02" calcext:value-type="string">
            <text:p>Xmax_02</text:p>
          </table:table-cell>
          <table:table-cell table:number-columns-repeated="5"/>
          <table:table-cell table:formula="of:=[Аркуш1.A229]" office:value-type="string" office:string-value="Mode_02" calcext:value-type="string">
            <text:p>Mode_02</text:p>
          </table:table-cell>
          <table:table-cell table:formula="of:=[Аркуш1.A164]" office:value-type="string" office:string-value="P0_02" calcext:value-type="string">
            <text:p>P0_0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емпература 3 зони</text:p>
          </table:table-cell>
          <table:table-cell table:formula="of:=CONCATENATE([.A5];&quot;. &quot;;[.B5])" office:value-type="string" office:string-value="3. Температура 3 зони" calcext:value-type="string">
            <text:p>3. Температура 3 зони</text:p>
          </table:table-cell>
          <table:table-cell table:formula="of:=[Аркуш1.A5]" office:value-type="string" office:string-value="V_03" calcext:value-type="string">
            <text:p>V_03</text:p>
          </table:table-cell>
          <table:table-cell table:number-columns-repeated="3"/>
          <table:table-cell table:formula="of:=[Аркуш1.A30]" office:value-type="string" office:string-value="C_03" calcext:value-type="string">
            <text:p>C_03</text:p>
          </table:table-cell>
          <table:table-cell table:formula="of:=[Аркуш1.A201]" office:value-type="string" office:string-value="SP_03" calcext:value-type="string">
            <text:p>SP_03</text:p>
          </table:table-cell>
          <table:table-cell table:number-columns-repeated="2"/>
          <table:table-cell table:formula="of:=[Аркуш1.A218]" office:value-type="string" office:string-value="AM_03" calcext:value-type="string">
            <text:p>AM_03</text:p>
          </table:table-cell>
          <table:table-cell/>
          <table:table-cell table:formula="of:=[Аркуш1.A242]" office:value-type="string" office:string-value="Rev_03" calcext:value-type="string">
            <text:p>Rev_03</text:p>
          </table:table-cell>
          <table:table-cell table:formula="of:=[Аркуш1.A129]" office:value-type="string" office:string-value="Kpr_03" calcext:value-type="string">
            <text:p>Kpr_03</text:p>
          </table:table-cell>
          <table:table-cell table:formula="of:=[Аркуш1.A141]" office:value-type="string" office:string-value="Ti_03" calcext:value-type="string">
            <text:p>Ti_03</text:p>
          </table:table-cell>
          <table:table-cell table:formula="of:=[Аркуш1.A153]" office:value-type="string" office:string-value="Td_03" calcext:value-type="string">
            <text:p>Td_03</text:p>
          </table:table-cell>
          <table:table-cell table:formula="of:=[Аркуш1.A177]" office:value-type="string" office:string-value="Xmin_03" calcext:value-type="string">
            <text:p>Xmin_03</text:p>
          </table:table-cell>
          <table:table-cell table:formula="of:=[Аркуш1.A189]" office:value-type="string" office:string-value="Xmax_03" calcext:value-type="string">
            <text:p>Xmax_03</text:p>
          </table:table-cell>
          <table:table-cell table:number-columns-repeated="5"/>
          <table:table-cell table:formula="of:=[Аркуш1.A230]" office:value-type="string" office:string-value="Mode_03" calcext:value-type="string">
            <text:p>Mode_03</text:p>
          </table:table-cell>
          <table:table-cell table:formula="of:=[Аркуш1.A165]" office:value-type="string" office:string-value="P0_03" calcext:value-type="string">
            <text:p>P0_0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мпература 4 зони</text:p>
          </table:table-cell>
          <table:table-cell table:formula="of:=CONCATENATE([.A6];&quot;. &quot;;[.B6])" office:value-type="string" office:string-value="4. Температура 4 зони" calcext:value-type="string">
            <text:p>4. Температура 4 зони</text:p>
          </table:table-cell>
          <table:table-cell table:formula="of:=[Аркуш1.A6]" office:value-type="string" office:string-value="V_04" calcext:value-type="string">
            <text:p>V_04</text:p>
          </table:table-cell>
          <table:table-cell table:number-columns-repeated="3"/>
          <table:table-cell table:formula="of:=[Аркуш1.A31]" office:value-type="string" office:string-value="C_04" calcext:value-type="string">
            <text:p>C_04</text:p>
          </table:table-cell>
          <table:table-cell table:formula="of:=[Аркуш1.A202]" office:value-type="string" office:string-value="SP_04" calcext:value-type="string">
            <text:p>SP_04</text:p>
          </table:table-cell>
          <table:table-cell table:number-columns-repeated="2"/>
          <table:table-cell table:formula="of:=[Аркуш1.A219]" office:value-type="string" office:string-value="AM_04" calcext:value-type="string">
            <text:p>AM_04</text:p>
          </table:table-cell>
          <table:table-cell/>
          <table:table-cell table:formula="of:=[Аркуш1.A243]" office:value-type="string" office:string-value="Rev_04" calcext:value-type="string">
            <text:p>Rev_04</text:p>
          </table:table-cell>
          <table:table-cell table:formula="of:=[Аркуш1.A130]" office:value-type="string" office:string-value="Kpr_04" calcext:value-type="string">
            <text:p>Kpr_04</text:p>
          </table:table-cell>
          <table:table-cell table:formula="of:=[Аркуш1.A142]" office:value-type="string" office:string-value="Ti_04" calcext:value-type="string">
            <text:p>Ti_04</text:p>
          </table:table-cell>
          <table:table-cell table:formula="of:=[Аркуш1.A154]" office:value-type="string" office:string-value="Td_04" calcext:value-type="string">
            <text:p>Td_04</text:p>
          </table:table-cell>
          <table:table-cell table:formula="of:=[Аркуш1.A178]" office:value-type="string" office:string-value="Xmin_04" calcext:value-type="string">
            <text:p>Xmin_04</text:p>
          </table:table-cell>
          <table:table-cell table:formula="of:=[Аркуш1.A190]" office:value-type="string" office:string-value="Xmax_04" calcext:value-type="string">
            <text:p>Xmax_04</text:p>
          </table:table-cell>
          <table:table-cell table:number-columns-repeated="5"/>
          <table:table-cell table:formula="of:=[Аркуш1.A231]" office:value-type="string" office:string-value="Mode_04" calcext:value-type="string">
            <text:p>Mode_04</text:p>
          </table:table-cell>
          <table:table-cell table:formula="of:=[Аркуш1.A166]" office:value-type="string" office:string-value="P0_04" calcext:value-type="string">
            <text:p>P0_04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емпература гарячої води</text:p>
          </table:table-cell>
          <table:table-cell table:formula="of:=CONCATENATE([.A7];&quot;. &quot;;[.B7])" office:value-type="string" office:string-value="5. Температура гарячої води" calcext:value-type="string">
            <text:p>5. Температура гарячої води</text:p>
          </table:table-cell>
          <table:table-cell table:formula="of:=[Аркуш1.A8]" office:value-type="string" office:string-value="V_06" calcext:value-type="string">
            <text:p>V_06</text:p>
          </table:table-cell>
          <table:table-cell table:number-columns-repeated="3"/>
          <table:table-cell table:formula="of:=[Аркуш1.A32]" office:value-type="string" office:string-value="C_05" calcext:value-type="string">
            <text:p>C_05</text:p>
          </table:table-cell>
          <table:table-cell table:formula="of:=[Аркуш1.A203]" office:value-type="string" office:string-value="SP_05" calcext:value-type="string">
            <text:p>SP_05</text:p>
          </table:table-cell>
          <table:table-cell table:number-columns-repeated="2"/>
          <table:table-cell table:formula="of:=[Аркуш1.A220]" office:value-type="string" office:string-value="AM_05" calcext:value-type="string">
            <text:p>AM_05</text:p>
          </table:table-cell>
          <table:table-cell/>
          <table:table-cell table:formula="of:=[Аркуш1.A244]" office:value-type="string" office:string-value="Rev_05" calcext:value-type="string">
            <text:p>Rev_05</text:p>
          </table:table-cell>
          <table:table-cell table:formula="of:=[Аркуш1.A131]" office:value-type="string" office:string-value="Kpr_05" calcext:value-type="string">
            <text:p>Kpr_05</text:p>
          </table:table-cell>
          <table:table-cell table:formula="of:=[Аркуш1.A143]" office:value-type="string" office:string-value="Ti_05" calcext:value-type="string">
            <text:p>Ti_05</text:p>
          </table:table-cell>
          <table:table-cell table:formula="of:=[Аркуш1.A155]" office:value-type="string" office:string-value="Td_05" calcext:value-type="string">
            <text:p>Td_05</text:p>
          </table:table-cell>
          <table:table-cell table:formula="of:=[Аркуш1.A179]" office:value-type="string" office:string-value="Xmin_05" calcext:value-type="string">
            <text:p>Xmin_05</text:p>
          </table:table-cell>
          <table:table-cell table:formula="of:=[Аркуш1.A191]" office:value-type="string" office:string-value="Xmax_05" calcext:value-type="string">
            <text:p>Xmax_05</text:p>
          </table:table-cell>
          <table:table-cell table:number-columns-repeated="5"/>
          <table:table-cell table:formula="of:=[Аркуш1.A232]" office:value-type="string" office:string-value="Mode_05" calcext:value-type="string">
            <text:p>Mode_05</text:p>
          </table:table-cell>
          <table:table-cell table:formula="of:=[Аркуш1.A167]" office:value-type="string" office:string-value="P0_05" calcext:value-type="string">
            <text:p>P0_0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тружка-вода</text:p>
          </table:table-cell>
          <table:table-cell table:formula="of:=CONCATENATE([.A8];&quot;. &quot;;[.B8])" office:value-type="string" office:string-value="6. Стружка-вода" calcext:value-type="string">
            <text:p>6. Стружка-вода</text:p>
          </table:table-cell>
          <table:table-cell table:formula="of:=[Аркуш1.A16]" office:value-type="string" office:string-value="V_14" calcext:value-type="string">
            <text:p>V_14</text:p>
          </table:table-cell>
          <table:table-cell table:formula="of:=[Аркуш1.A12]" office:value-type="string" office:string-value="V_10" calcext:value-type="string">
            <text:p>V_10</text:p>
          </table:table-cell>
          <table:table-cell office:value-type="string" calcext:value-type="string">
            <text:p>V_29</text:p>
          </table:table-cell>
          <table:table-cell table:formula="of:=[Аркуш1.A87]" office:value-type="string" office:string-value="SPR_06" calcext:value-type="string">
            <text:p>SPR_06</text:p>
          </table:table-cell>
          <table:table-cell table:formula="of:=[Аркуш1.A33]" office:value-type="string" office:string-value="C_06" calcext:value-type="string">
            <text:p>C_06</text:p>
          </table:table-cell>
          <table:table-cell table:formula="of:=[Аркуш1.A204]" office:value-type="string" office:string-value="SP_06" calcext:value-type="string">
            <text:p>SP_06</text:p>
          </table:table-cell>
          <table:table-cell/>
          <table:table-cell office:value-type="string" calcext:value-type="string">
            <text:p>SP2_13</text:p>
          </table:table-cell>
          <table:table-cell table:formula="of:=[Аркуш1.A221]" office:value-type="string" office:string-value="AM_06" calcext:value-type="string">
            <text:p>AM_06</text:p>
          </table:table-cell>
          <table:table-cell table:formula="of:=[Аркуш1.A252]" office:value-type="string" office:string-value="Rej_06" calcext:value-type="string">
            <text:p>Rej_06</text:p>
          </table:table-cell>
          <table:table-cell table:formula="of:=[Аркуш1.A245]" office:value-type="string" office:string-value="Rev_06" calcext:value-type="string">
            <text:p>Rev_06</text:p>
          </table:table-cell>
          <table:table-cell table:formula="of:=[Аркуш1.A132]" office:value-type="string" office:string-value="Kpr_06" calcext:value-type="string">
            <text:p>Kpr_06</text:p>
          </table:table-cell>
          <table:table-cell table:formula="of:=[Аркуш1.A144]" office:value-type="string" office:string-value="Ti_06" calcext:value-type="string">
            <text:p>Ti_06</text:p>
          </table:table-cell>
          <table:table-cell table:formula="of:=[Аркуш1.A156]" office:value-type="string" office:string-value="Td_06" calcext:value-type="string">
            <text:p>Td_06</text:p>
          </table:table-cell>
          <table:table-cell table:formula="of:=[Аркуш1.A180]" office:value-type="string" office:string-value="Xmin_06" calcext:value-type="string">
            <text:p>Xmin_06</text:p>
          </table:table-cell>
          <table:table-cell table:formula="of:=[Аркуш1.A192]" office:value-type="string" office:string-value="Xmax_06" calcext:value-type="string">
            <text:p>Xmax_06</text:p>
          </table:table-cell>
          <table:table-cell table:formula="of:=[Аркуш1.A212]" office:value-type="string" office:string-value="K1_06" calcext:value-type="string">
            <text:p>K1_06</text:p>
          </table:table-cell>
          <table:table-cell office:value-type="string" calcext:value-type="string">
            <text:p>K2_06</text:p>
          </table:table-cell>
          <table:table-cell table:number-columns-repeated="2"/>
          <table:table-cell table:formula="of:=[Аркуш1.A211]" office:value-type="string" office:string-value="Kkor_06" calcext:value-type="string">
            <text:p>Kkor_06</text:p>
          </table:table-cell>
          <table:table-cell table:formula="of:=[Аркуш1.A233]" office:value-type="string" office:string-value="Mode_06" calcext:value-type="string">
            <text:p>Mode_06</text:p>
          </table:table-cell>
          <table:table-cell table:formula="of:=[Аркуш1.A168]" office:value-type="string" office:string-value="P0_06" calcext:value-type="string">
            <text:p>P0_06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Рівень в зб гарячої води</text:p>
          </table:table-cell>
          <table:table-cell table:formula="of:=CONCATENATE([.A9];&quot;. &quot;;[.B9])" office:value-type="string" office:string-value="7. Рівень в зб гарячої води" calcext:value-type="string">
            <text:p>7. Рівень в зб гарячої води</text:p>
          </table:table-cell>
          <table:table-cell table:formula="of:=[Аркуш1.A26]" office:value-type="string" office:string-value="V_24" calcext:value-type="string">
            <text:p>V_24</text:p>
          </table:table-cell>
          <table:table-cell table:number-columns-repeated="3"/>
          <table:table-cell table:formula="of:=[Аркуш1.A34]" office:value-type="string" office:string-value="C_07" calcext:value-type="string">
            <text:p>C_07</text:p>
          </table:table-cell>
          <table:table-cell table:formula="of:=[Аркуш1.A205]" office:value-type="string" office:string-value="SP_07" calcext:value-type="string">
            <text:p>SP_07</text:p>
          </table:table-cell>
          <table:table-cell table:number-columns-repeated="2"/>
          <table:table-cell table:formula="of:=[Аркуш1.A222]" office:value-type="string" office:string-value="AM_07" calcext:value-type="string">
            <text:p>AM_07</text:p>
          </table:table-cell>
          <table:table-cell/>
          <table:table-cell table:formula="of:=[Аркуш1.A246]" office:value-type="string" office:string-value="Rev_07" calcext:value-type="string">
            <text:p>Rev_07</text:p>
          </table:table-cell>
          <table:table-cell table:formula="of:=[Аркуш1.A133]" office:value-type="string" office:string-value="Kpr_07" calcext:value-type="string">
            <text:p>Kpr_07</text:p>
          </table:table-cell>
          <table:table-cell table:formula="of:=[Аркуш1.A145]" office:value-type="string" office:string-value="Ti_07" calcext:value-type="string">
            <text:p>Ti_07</text:p>
          </table:table-cell>
          <table:table-cell table:formula="of:=[Аркуш1.A157]" office:value-type="string" office:string-value="Td_07" calcext:value-type="string">
            <text:p>Td_07</text:p>
          </table:table-cell>
          <table:table-cell table:formula="of:=[Аркуш1.A181]" office:value-type="string" office:string-value="Xmin_07" calcext:value-type="string">
            <text:p>Xmin_07</text:p>
          </table:table-cell>
          <table:table-cell table:formula="of:=[Аркуш1.A193]" office:value-type="string" office:string-value="Xmax_07" calcext:value-type="string">
            <text:p>Xmax_07</text:p>
          </table:table-cell>
          <table:table-cell table:number-columns-repeated="5"/>
          <table:table-cell table:formula="of:=[Аркуш1.A234]" office:value-type="string" office:string-value="Mode_07" calcext:value-type="string">
            <text:p>Mode_07</text:p>
          </table:table-cell>
          <table:table-cell table:formula="of:=[Аркуш1.A169]" office:value-type="string" office:string-value="P0_07" calcext:value-type="string">
            <text:p>P0_0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івень в зб живильної води</text:p>
          </table:table-cell>
          <table:table-cell table:formula="of:=CONCATENATE([.A10];&quot;. &quot;;[.B10])" office:value-type="string" office:string-value="8. Рівень в зб живильної води" calcext:value-type="string">
            <text:p>8. Рівень в зб живильної води</text:p>
          </table:table-cell>
          <table:table-cell table:formula="of:=[Аркуш1.A27]" office:value-type="string" office:string-value="V_25" calcext:value-type="string">
            <text:p>V_25</text:p>
          </table:table-cell>
          <table:table-cell table:number-columns-repeated="3"/>
          <table:table-cell table:formula="of:=[Аркуш1.A35]" office:value-type="string" office:string-value="C_08" calcext:value-type="string">
            <text:p>C_08</text:p>
          </table:table-cell>
          <table:table-cell table:formula="of:=[Аркуш1.A206]" office:value-type="string" office:string-value="SP_08" calcext:value-type="string">
            <text:p>SP_08</text:p>
          </table:table-cell>
          <table:table-cell table:number-columns-repeated="2"/>
          <table:table-cell table:formula="of:=[Аркуш1.A223]" office:value-type="string" office:string-value="AM_08" calcext:value-type="string">
            <text:p>AM_08</text:p>
          </table:table-cell>
          <table:table-cell/>
          <table:table-cell table:formula="of:=[Аркуш1.A247]" office:value-type="string" office:string-value="Rev_08" calcext:value-type="string">
            <text:p>Rev_08</text:p>
          </table:table-cell>
          <table:table-cell table:formula="of:=[Аркуш1.A134]" office:value-type="string" office:string-value="Kpr_08" calcext:value-type="string">
            <text:p>Kpr_08</text:p>
          </table:table-cell>
          <table:table-cell table:formula="of:=[Аркуш1.A146]" office:value-type="string" office:string-value="Ti_08" calcext:value-type="string">
            <text:p>Ti_08</text:p>
          </table:table-cell>
          <table:table-cell table:formula="of:=[Аркуш1.A158]" office:value-type="string" office:string-value="Td_08" calcext:value-type="string">
            <text:p>Td_08</text:p>
          </table:table-cell>
          <table:table-cell table:formula="of:=[Аркуш1.A182]" office:value-type="string" office:string-value="Xmin_08" calcext:value-type="string">
            <text:p>Xmin_08</text:p>
          </table:table-cell>
          <table:table-cell table:formula="of:=[Аркуш1.A194]" office:value-type="string" office:string-value="Xmax_08" calcext:value-type="string">
            <text:p>Xmax_08</text:p>
          </table:table-cell>
          <table:table-cell table:number-columns-repeated="5"/>
          <table:table-cell table:formula="of:=[Аркуш1.A235]" office:value-type="string" office:string-value="Mode_08" calcext:value-type="string">
            <text:p>Mode_08</text:p>
          </table:table-cell>
          <table:table-cell table:formula="of:=[Аркуш1.A170]" office:value-type="string" office:string-value="P0_08" calcext:value-type="string">
            <text:p>P0_0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Відкачка з дифузії</text:p>
          </table:table-cell>
          <table:table-cell table:formula="of:=CONCATENATE([.A11];&quot;. &quot;;[.B11])" office:value-type="string" office:string-value="9. Відкачка з дифузії" calcext:value-type="string">
            <text:p>9. Відкачка з дифузії</text:p>
          </table:table-cell>
          <table:table-cell table:formula="of:=[Аркуш1.A24]" office:value-type="string" office:string-value="V_22" calcext:value-type="string">
            <text:p>V_22</text:p>
          </table:table-cell>
          <table:table-cell table:formula="of:=[Аркуш1.A17]" office:value-type="string" office:string-value="V_15" calcext:value-type="string">
            <text:p>V_15</text:p>
          </table:table-cell>
          <table:table-cell table:number-columns-repeated="2"/>
          <table:table-cell table:formula="of:=[Аркуш1.A36]" office:value-type="string" office:string-value="C_09" calcext:value-type="string">
            <text:p>C_09</text:p>
          </table:table-cell>
          <table:table-cell table:formula="of:=[Аркуш1.A207]" office:value-type="string" office:string-value="SP_09" calcext:value-type="string">
            <text:p>SP_09</text:p>
          </table:table-cell>
          <table:table-cell office:value-type="string" calcext:value-type="string">
            <text:p>SP2_09</text:p>
          </table:table-cell>
          <table:table-cell/>
          <table:table-cell table:formula="of:=[Аркуш1.A224]" office:value-type="string" office:string-value="AM_09" calcext:value-type="string">
            <text:p>AM_09</text:p>
          </table:table-cell>
          <table:table-cell/>
          <table:table-cell table:formula="of:=[Аркуш1.A248]" office:value-type="string" office:string-value="Rev_09" calcext:value-type="string">
            <text:p>Rev_09</text:p>
          </table:table-cell>
          <table:table-cell table:formula="of:=[Аркуш1.A135]" office:value-type="string" office:string-value="Kpr_09" calcext:value-type="string">
            <text:p>Kpr_09</text:p>
          </table:table-cell>
          <table:table-cell table:formula="of:=[Аркуш1.A147]" office:value-type="string" office:string-value="Ti_09" calcext:value-type="string">
            <text:p>Ti_09</text:p>
          </table:table-cell>
          <table:table-cell table:formula="of:=[Аркуш1.A159]" office:value-type="string" office:string-value="Td_09" calcext:value-type="string">
            <text:p>Td_09</text:p>
          </table:table-cell>
          <table:table-cell table:formula="of:=[Аркуш1.A183]" office:value-type="string" office:string-value="Xmin_09" calcext:value-type="string">
            <text:p>Xmin_09</text:p>
          </table:table-cell>
          <table:table-cell table:formula="of:=[Аркуш1.A195]" office:value-type="string" office:string-value="Xmax_09" calcext:value-type="string">
            <text:p>Xmax_09</text:p>
          </table:table-cell>
          <table:table-cell/>
          <table:table-cell table:formula="of:=[Аркуш1.A213]" office:value-type="string" office:string-value="K2_09" calcext:value-type="string">
            <text:p>K2_09</text:p>
          </table:table-cell>
          <table:table-cell table:formula="of:=[Аркуш1.A214]" office:value-type="string" office:string-value="K3_09" calcext:value-type="string">
            <text:p>K3_09</text:p>
          </table:table-cell>
          <table:table-cell table:number-columns-repeated="2"/>
          <table:table-cell table:formula="of:=[Аркуш1.A236]" office:value-type="string" office:string-value="Mode_09" calcext:value-type="string">
            <text:p>Mode_09</text:p>
          </table:table-cell>
          <table:table-cell table:formula="of:=[Аркуш1.A171]" office:value-type="string" office:string-value="P0_09" calcext:value-type="string">
            <text:p>P0_09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одача на утфельний підігрівач</text:p>
          </table:table-cell>
          <table:table-cell table:formula="of:=CONCATENATE([.A12];&quot;. &quot;;[.B12])" office:value-type="string" office:string-value="10. Подача на утфельний підігрівач" calcext:value-type="string">
            <text:p>10. Подача на утфельний підігрівач</text:p>
          </table:table-cell>
          <table:table-cell table:formula="of:=[$Аркуш1.A15]" office:value-type="string" office:string-value="V_13" calcext:value-type="string">
            <text:p>V_13</text:p>
          </table:table-cell>
          <table:table-cell table:number-columns-repeated="3"/>
          <table:table-cell table:formula="of:=[Аркуш1.A37]" office:value-type="string" office:string-value="C_10" calcext:value-type="string">
            <text:p>C_10</text:p>
          </table:table-cell>
          <table:table-cell table:formula="of:=[Аркуш1.A208]" office:value-type="string" office:string-value="SP_10" calcext:value-type="string">
            <text:p>SP_10</text:p>
          </table:table-cell>
          <table:table-cell table:number-columns-repeated="2"/>
          <table:table-cell table:formula="of:=[Аркуш1.A225]" office:value-type="string" office:string-value="AM_10" calcext:value-type="string">
            <text:p>AM_10</text:p>
          </table:table-cell>
          <table:table-cell/>
          <table:table-cell table:formula="of:=[Аркуш1.A249]" office:value-type="string" office:string-value="Rev_10" calcext:value-type="string">
            <text:p>Rev_10</text:p>
          </table:table-cell>
          <table:table-cell table:formula="of:=[Аркуш1.A136]" office:value-type="string" office:string-value="Kpr_10" calcext:value-type="string">
            <text:p>Kpr_10</text:p>
          </table:table-cell>
          <table:table-cell table:formula="of:=[Аркуш1.A148]" office:value-type="string" office:string-value="Ti_10" calcext:value-type="string">
            <text:p>Ti_10</text:p>
          </table:table-cell>
          <table:table-cell table:formula="of:=[Аркуш1.A160]" office:value-type="string" office:string-value="Td_10" calcext:value-type="string">
            <text:p>Td_10</text:p>
          </table:table-cell>
          <table:table-cell table:formula="of:=[Аркуш1.A184]" office:value-type="string" office:string-value="Xmin_10" calcext:value-type="string">
            <text:p>Xmin_10</text:p>
          </table:table-cell>
          <table:table-cell table:formula="of:=[Аркуш1.A196]" office:value-type="string" office:string-value="Xmax_10" calcext:value-type="string">
            <text:p>Xmax_10</text:p>
          </table:table-cell>
          <table:table-cell table:number-columns-repeated="5"/>
          <table:table-cell table:formula="of:=[Аркуш1.A237]" office:value-type="string" office:string-value="Mode_10" calcext:value-type="string">
            <text:p>Mode_10</text:p>
          </table:table-cell>
          <table:table-cell table:formula="of:=[Аркуш1.A172]" office:value-type="string" office:string-value="P0_10" calcext:value-type="string">
            <text:p>P0_1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Рівень в пульполовушці</text:p>
          </table:table-cell>
          <table:table-cell table:formula="of:=CONCATENATE([.A13];&quot;. &quot;;[.B13])" office:value-type="string" office:string-value="11. Рівень в пульполовушці" calcext:value-type="string">
            <text:p>11. Рівень в пульполовушці</text:p>
          </table:table-cell>
          <table:table-cell table:formula="of:=[$Аркуш1.A92]" office:value-type="string" office:string-value="V_27" calcext:value-type="string">
            <text:p>V_27</text:p>
          </table:table-cell>
          <table:table-cell table:number-columns-repeated="3"/>
          <table:table-cell table:formula="of:=[Аркуш1.A38]" office:value-type="string" office:string-value="C_11" calcext:value-type="string">
            <text:p>C_11</text:p>
          </table:table-cell>
          <table:table-cell table:formula="of:=[Аркуш1.A209]" office:value-type="string" office:string-value="SP_11" calcext:value-type="string">
            <text:p>SP_11</text:p>
          </table:table-cell>
          <table:table-cell table:number-columns-repeated="2"/>
          <table:table-cell table:formula="of:=[Аркуш1.A226]" office:value-type="string" office:string-value="AM_11" calcext:value-type="string">
            <text:p>AM_11</text:p>
          </table:table-cell>
          <table:table-cell/>
          <table:table-cell table:formula="of:=[Аркуш1.A250]" office:value-type="string" office:string-value="Rev_11" calcext:value-type="string">
            <text:p>Rev_11</text:p>
          </table:table-cell>
          <table:table-cell table:formula="of:=[Аркуш1.A137]" office:value-type="string" office:string-value="Kpr_11" calcext:value-type="string">
            <text:p>Kpr_11</text:p>
          </table:table-cell>
          <table:table-cell table:formula="of:=[Аркуш1.A149]" office:value-type="string" office:string-value="Ti_11" calcext:value-type="string">
            <text:p>Ti_11</text:p>
          </table:table-cell>
          <table:table-cell table:formula="of:=[Аркуш1.A161]" office:value-type="string" office:string-value="Td_11" calcext:value-type="string">
            <text:p>Td_11</text:p>
          </table:table-cell>
          <table:table-cell table:formula="of:=[Аркуш1.A185]" office:value-type="string" office:string-value="Xmin_11" calcext:value-type="string">
            <text:p>Xmin_11</text:p>
          </table:table-cell>
          <table:table-cell table:formula="of:=[Аркуш1.A197]" office:value-type="string" office:string-value="Xmax_11" calcext:value-type="string">
            <text:p>Xmax_11</text:p>
          </table:table-cell>
          <table:table-cell table:number-columns-repeated="5"/>
          <table:table-cell table:formula="of:=[Аркуш1.A238]" office:value-type="string" office:string-value="Mode_11" calcext:value-type="string">
            <text:p>Mode_11</text:p>
          </table:table-cell>
          <table:table-cell table:formula="of:=[Аркуш1.A173]" office:value-type="string" office:string-value="P0_11" calcext:value-type="string">
            <text:p>P0_1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івень в трубі</text:p>
          </table:table-cell>
          <table:table-cell table:formula="of:=CONCATENATE([.A14];&quot;. &quot;;[.B14])" office:value-type="string" office:string-value="12. Рівень в трубі" calcext:value-type="string">
            <text:p>12. Рівень в трубі</text:p>
          </table:table-cell>
          <table:table-cell office:value-type="string" calcext:value-type="string">
            <text:p>V_16</text:p>
          </table:table-cell>
          <table:table-cell table:number-columns-repeated="3"/>
          <table:table-cell table:formula="of:=[Аркуш1.A39]" office:value-type="string" office:string-value="C_12" calcext:value-type="string">
            <text:p>C_12</text:p>
          </table:table-cell>
          <table:table-cell table:formula="of:=[Аркуш1.A210]" office:value-type="string" office:string-value="SP_12" calcext:value-type="string">
            <text:p>SP_12</text:p>
          </table:table-cell>
          <table:table-cell table:number-columns-repeated="2"/>
          <table:table-cell table:formula="of:=[Аркуш1.A227]" office:value-type="string" office:string-value="AM_12" calcext:value-type="string">
            <text:p>AM_12</text:p>
          </table:table-cell>
          <table:table-cell/>
          <table:table-cell table:formula="of:=[Аркуш1.A251]" office:value-type="string" office:string-value="Rev_12" calcext:value-type="string">
            <text:p>Rev_12</text:p>
          </table:table-cell>
          <table:table-cell table:formula="of:=[Аркуш1.A138]" office:value-type="string" office:string-value="Kpr_12" calcext:value-type="string">
            <text:p>Kpr_12</text:p>
          </table:table-cell>
          <table:table-cell table:formula="of:=[Аркуш1.A150]" office:value-type="string" office:string-value="Ti_12" calcext:value-type="string">
            <text:p>Ti_12</text:p>
          </table:table-cell>
          <table:table-cell table:formula="of:=[Аркуш1.A162]" office:value-type="string" office:string-value="Td_12" calcext:value-type="string">
            <text:p>Td_12</text:p>
          </table:table-cell>
          <table:table-cell table:formula="of:=[Аркуш1.A186]" office:value-type="string" office:string-value="Xmin_12" calcext:value-type="string">
            <text:p>Xmin_12</text:p>
          </table:table-cell>
          <table:table-cell table:formula="of:=[Аркуш1.A198]" office:value-type="string" office:string-value="Xmax_12" calcext:value-type="string">
            <text:p>Xmax_12</text:p>
          </table:table-cell>
          <table:table-cell table:number-columns-repeated="5"/>
          <table:table-cell table:formula="of:=[Аркуш1.A239]" office:value-type="string" office:string-value="Mode_12" calcext:value-type="string">
            <text:p>Mode_12</text:p>
          </table:table-cell>
          <table:table-cell table:formula="of:=[Аркуш1.A174]" office:value-type="string" office:string-value="P0_12" calcext:value-type="string">
            <text:p>P0_1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Рівень в зб жом.пр води</text:p>
          </table:table-cell>
          <table:table-cell table:formula="of:=CONCATENATE([.A15];&quot;. &quot;;[.B15])" office:value-type="string" office:string-value="13. Рівень в зб жом.пр води" calcext:value-type="string">
            <text:p>13. Рівень в зб жом.пр води</text:p>
          </table:table-cell>
          <table:table-cell office:value-type="string" calcext:value-type="string">
            <text:p>V_26</text:p>
          </table:table-cell>
          <table:table-cell office:value-type="string" calcext:value-type="string">
            <text:p>V_29</text:p>
          </table:table-cell>
          <table:table-cell table:number-columns-repeated="2"/>
          <table:table-cell office:value-type="string" calcext:value-type="string">
            <text:p>C_13</text:p>
          </table:table-cell>
          <table:table-cell office:value-type="string" calcext:value-type="string">
            <text:p>SP_13</text:p>
          </table:table-cell>
          <table:table-cell office:value-type="string" calcext:value-type="string">
            <text:p>SP2_13</text:p>
          </table:table-cell>
          <table:table-cell/>
          <table:table-cell office:value-type="string" calcext:value-type="string">
            <text:p>AM_13</text:p>
          </table:table-cell>
          <table:table-cell office:value-type="string" calcext:value-type="string">
            <text:p>Rej_13</text:p>
          </table:table-cell>
          <table:table-cell office:value-type="string" calcext:value-type="string">
            <text:p>Rev_13</text:p>
          </table:table-cell>
          <table:table-cell office:value-type="string" calcext:value-type="string">
            <text:p>Kpr_13</text:p>
          </table:table-cell>
          <table:table-cell office:value-type="string" calcext:value-type="string">
            <text:p>Ti_13</text:p>
          </table:table-cell>
          <table:table-cell office:value-type="string" calcext:value-type="string">
            <text:p>Td_13</text:p>
          </table:table-cell>
          <table:table-cell office:value-type="string" calcext:value-type="string">
            <text:p>Xmin_13</text:p>
          </table:table-cell>
          <table:table-cell office:value-type="string" calcext:value-type="string">
            <text:p>Xmax_13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Температура жом.пр води</text:p>
          </table:table-cell>
          <table:table-cell table:formula="of:=CONCATENATE([.A16];&quot;. &quot;;[.B16])" office:value-type="string" office:string-value="14. Температура жом.пр води" calcext:value-type="string">
            <text:p>14. Температура жом.пр води</text:p>
          </table:table-cell>
          <table:table-cell office:value-type="string" calcext:value-type="string">
            <text:p>V_28</text:p>
          </table:table-cell>
          <table:table-cell table:number-columns-repeated="3"/>
          <table:table-cell office:value-type="string" calcext:value-type="string">
            <text:p>C_14</text:p>
          </table:table-cell>
          <table:table-cell office:value-type="string" calcext:value-type="string">
            <text:p>SP_14</text:p>
          </table:table-cell>
          <table:table-cell table:number-columns-repeated="2"/>
          <table:table-cell office:value-type="string" calcext:value-type="string">
            <text:p>AM_14</text:p>
          </table:table-cell>
          <table:table-cell/>
          <table:table-cell office:value-type="string" calcext:value-type="string">
            <text:p>Rev_14</text:p>
          </table:table-cell>
          <table:table-cell office:value-type="string" calcext:value-type="string">
            <text:p>Kpr_14</text:p>
          </table:table-cell>
          <table:table-cell office:value-type="string" calcext:value-type="string">
            <text:p>Ti_14</text:p>
          </table:table-cell>
          <table:table-cell office:value-type="string" calcext:value-type="string">
            <text:p>Td_14</text:p>
          </table:table-cell>
          <table:table-cell office:value-type="string" calcext:value-type="string">
            <text:p>Xmin_14</text:p>
          </table:table-cell>
          <table:table-cell office:value-type="string" calcext:value-type="string">
            <text:p>Xmax_14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1" table:number-rows-repeated="15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V_01</text:p>
          </table:table-cell>
          <table:table-cell office:value-type="string" calcext:value-type="string">
            <text:p>V_02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V_07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24</text:p>
          </table:table-cell>
          <table:table-cell office:value-type="string" calcext:value-type="string">
            <text:p>V_25</text:p>
          </table:table-cell>
          <table:table-cell office:value-type="string" calcext:value-type="string">
            <text:p>V_2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_01</text:p>
          </table:table-cell>
          <table:table-cell office:value-type="string" calcext:value-type="string">
            <text:p>C_02</text:p>
          </table:table-cell>
          <table:table-cell office:value-type="string" calcext:value-type="string">
            <text:p>C_03</text:p>
          </table:table-cell>
          <table:table-cell office:value-type="string" calcext:value-type="string">
            <text:p>C_04</text:p>
          </table:table-cell>
          <table:table-cell office:value-type="string" calcext:value-type="string">
            <text:p>C_05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C_07</text:p>
          </table:table-cell>
          <table:table-cell office:value-type="string" calcext:value-type="string">
            <text:p>C_08</text:p>
          </table:table-cell>
          <table:table-cell office:value-type="string" calcext:value-type="string">
            <text:p>V_1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_01</text:p>
          </table:table-cell>
          <table:table-cell office:value-type="string" calcext:value-type="string">
            <text:p>SP_02</text:p>
          </table:table-cell>
          <table:table-cell office:value-type="string" calcext:value-type="string">
            <text:p>SP_03</text:p>
          </table:table-cell>
          <table:table-cell office:value-type="string" calcext:value-type="string">
            <text:p>SP_04</text:p>
          </table:table-cell>
          <table:table-cell office:value-type="string" calcext:value-type="string">
            <text:p>SP_05</text:p>
          </table:table-cell>
          <table:table-cell office:value-type="string" calcext:value-type="string">
            <text:p>SPR_06</text:p>
          </table:table-cell>
          <table:table-cell office:value-type="string" calcext:value-type="string">
            <text:p>SP_07</text:p>
          </table:table-cell>
          <table:table-cell office:value-type="string" calcext:value-type="string">
            <text:p>SP_08</text:p>
          </table:table-cell>
          <table:table-cell office:value-type="string" calcext:value-type="string">
            <text:p>C_0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M_01</text:p>
          </table:table-cell>
          <table:table-cell office:value-type="string" calcext:value-type="string">
            <text:p>AM_02</text:p>
          </table:table-cell>
          <table:table-cell office:value-type="string" calcext:value-type="string">
            <text:p>AM_03</text:p>
          </table:table-cell>
          <table:table-cell office:value-type="string" calcext:value-type="string">
            <text:p>AM_04</text:p>
          </table:table-cell>
          <table:table-cell office:value-type="string" calcext:value-type="string">
            <text:p>AM_05</text:p>
          </table:table-cell>
          <table:table-cell office:value-type="string" calcext:value-type="string">
            <text:p>C_06</text:p>
          </table:table-cell>
          <table:table-cell office:value-type="string" calcext:value-type="string">
            <text:p>AM_07</text:p>
          </table:table-cell>
          <table:table-cell office:value-type="string" calcext:value-type="string">
            <text:p>AM_08</text:p>
          </table:table-cell>
          <table:table-cell office:value-type="string" calcext:value-type="string">
            <text:p>SP_09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SP_06</text:p>
          </table:table-cell>
          <table:table-cell table:number-columns-repeated="2"/>
          <table:table-cell office:value-type="string" calcext:value-type="string">
            <text:p>SP2_09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AM_06</text:p>
          </table:table-cell>
          <table:table-cell table:number-columns-repeated="2"/>
          <table:table-cell office:value-type="string" calcext:value-type="string">
            <text:p>AM_09</text:p>
          </table:table-cell>
          <table:table-cell table:number-columns-repeated="15"/>
        </table:table-row>
      </table:table>
      <table:table table:name="Аркуш3" table:style-name="ta1">
        <table:table-column table:style-name="co1" table:default-cell-style-name="Default"/>
        <table:table-row table:style-name="ro1">
          <table:table-cell office:value-type="string" calcext:value-type="string">
            <text:p>create table masrep(</text:p>
          </table:table-cell>
        </table:table-row>
        <table:table-row table:style-name="ro1">
          <table:table-cell office:value-type="string" calcext:value-type="string">
            <text:p>id integer not NULL autoincrement,</text:p>
          </table:table-cell>
        </table:table-row>
        <table:table-row table:style-name="ro1">
          <table:table-cell office:value-type="string" calcext:value-type="string">
            <text:p>d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грн.</number:text>
    </number:number-style>
    <number:number-style style:name="N110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грн.</number:text>
    </number:number-style>
    <number:number-style style:name="N113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number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р.</number:text>
    </number:number-style>
    <number:number-style style:name="N14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р.</number:text>
    </number:number-style>
    <number:number-style style:name="N14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number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number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number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number:min-decimal-places="0" number:min-integer-digits="1" number:grouping="true"/>
    </number:number-style>
    <number:number-style style:name="N163">
      <number:text>-€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number:min-decimal-places="2" number:min-integer-digits="1" number:grouping="true"/>
    </number:number-style>
    <number:number-style style:name="N166">
      <number:text>-€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0" number:min-decimal-places="0" number:min-integer-digits="1" number:grouping="true"/>
      <number:text>         </number:text>
    </number:number-style>
    <number:number-style style:name="N203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03P2" style:volatile="true">
      <number:text> -  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decimal-places="0" number:min-integer-digits="1" number:grouping="true"/>
      <number:text> грн.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грн. </number:text>
    </number:number-style>
    <number:number-style style:name="N205P2" style:volatile="true">
      <number:text> - грн.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2" number:min-decimal-places="2" number:min-integer-digits="1" number:grouping="true"/>
      <number:text>        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207P2" style:volatile="true">
      <number:text>-</number:text>
      <number:number number:decimal-places="0" number:min-decimal-places="0" number:min-integer-digits="0"/>
      <number:text>  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decimal-places="2" number:min-integer-digits="1" number:grouping="true"/>
      <number:text> грн.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грн. </number:text>
    </number:number-style>
    <number:number-style style:name="N209P2" style:volatile="true">
      <number:text>-</number:text>
      <number:number number:decimal-places="0" number:min-decimal-places="0" number:min-integer-digits="0"/>
      <number:text> грн.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0" number:min-decimal-places="0" number:min-integer-digits="1" number:grouping="true"/>
      <number:text>р. </number:text>
    </number:number-style>
    <number:number-style style:name="N211P1" style:volatile="true">
      <number:text>-</number:text>
      <number:number number:decimal-places="0" number:min-decimal-places="0" number:min-integer-digits="1" number:grouping="true"/>
      <number:text>р. </number:text>
    </number:number-style>
    <number:number-style style:name="N211P2" style:volatile="true">
      <number:text> -р.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number number:decimal-places="0" number:min-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decimal-places="2" number:min-integer-digits="1" number:grouping="true"/>
      <number:text>р.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р. </number:text>
    </number:number-style>
    <number:number-style style:name="N215P2" style:volatile="true">
      <number:text>-</number:text>
      <number:number number:decimal-places="0" number:min-decimal-places="0" number:min-integer-digits="0"/>
      <number:text>р.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2" number:min-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19P2" style:volatile="true">
      <number:text> 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1P2" style:volatile="true"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22P2" style:volatile="true">
      <number:text>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2" number:min-decimal-places="2" number:min-integer-digits="1" number:grouping="true"/>
      <number:text> </number:text>
    </number:number-style>
    <number:number-style style:name="N22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text>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.00.0000</text:date>, <text:time style:data-style-name="N2" text:time-value="10:55:02.249007882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7-04T15:52:54</meta:creation-date>
    <dc:date>2020-10-03T11:10:47.278287105</dc:date>
    <meta:editing-duration>P8DT2H38M57S</meta:editing-duration>
    <meta:editing-cycles>39</meta:editing-cycles>
    <meta:generator>LibreOffice/7.0.1.2$Linux_X86_64 LibreOffice_project/00$Build-2</meta:generator>
    <meta:document-statistic meta:table-count="3" meta:cell-count="2829" meta:object-count="0"/>
  </office:meta>
</office:document-meta>
</file>